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justify" fo:break-before="auto" fo:line-height="115%" fo:margin-bottom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ubtitle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P4" style:family="paragraph" style:parent-style-name="Heading_20_2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P7" style:family="paragraph" style:parent-style-name="Heading_20_2">
      <style:paragraph-properties fo:text-align="justify" fo:break-before="auto" fo:line-height="115%" fo:margin-bottom="0.353cm" style:writing-mode="lr-tb"/>
    </style:style>
    <style:style style:name="T7_1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P9" style:family="paragraph" style:parent-style-name="Heading_20_2">
      <style:paragraph-properties fo:text-align="justify" fo:break-before="auto" fo:line-height="115%" fo:margin-bottom="0.353cm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line-height="115%" fo:margin-bottom="0.35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P11" style:family="paragraph" style:parent-style-name="Standard">
      <style:paragraph-properties fo:text-align="justify" fo:break-before="auto" fo:line-height="115%" fo:margin-bottom="0.353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P12" style:family="paragraph" style:parent-style-name="Heading_20_2">
      <style:paragraph-properties fo:text-align="justify" fo:break-before="auto" fo:line-height="115%" fo:margin-bottom="0.353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P14" style:family="paragraph" style:parent-style-name="Heading_20_2">
      <style:paragraph-properties fo:text-align="justify" fo:break-before="auto" fo:line-height="115%" fo:margin-bottom="0.353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text-align="justify" fo:break-before="auto" fo:line-height="115%" fo:margin-bottom="0.353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P16" style:family="paragraph" style:parent-style-name="Standard">
      <style:paragraph-properties fo:text-align="justify" fo:break-before="auto" fo:line-height="115%" fo:margin-bottom="0.353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>
      <style:text-properties fo:color="#1155cc" style:text-underline-style="solid" style:text-underline-color="font-color"/>
    </style:style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T16_27" style:family="text"/>
    <style:style style:name="T16_28" style:family="text">
      <style:text-properties fo:color="#1155cc" style:text-underline-style="solid" style:text-underline-color="font-color"/>
    </style:style>
    <style:style style:name="T16_29" style:family="text"/>
    <style:style style:name="T16_30" style:family="text">
      <style:text-properties fo:color="#1155cc" style:text-underline-style="solid" style:text-underline-color="font-color"/>
    </style:style>
    <style:style style:name="T16_31" style:family="text"/>
    <style:style style:name="T16_32" style:family="text">
      <style:text-properties fo:color="#1155cc" style:text-underline-style="solid" style:text-underline-color="font-color"/>
    </style:style>
    <style:style style:name="T16_33" style:family="text"/>
    <style:style style:name="T16_34" style:family="text">
      <style:text-properties fo:color="#1155cc" style:text-underline-style="solid" style:text-underline-color="font-color"/>
    </style:style>
    <style:style style:name="T16_35" style:family="text"/>
    <style:style style:name="T16_36" style:family="text">
      <style:text-properties fo:color="#1155cc" style:text-underline-style="solid" style:text-underline-color="font-color"/>
    </style:style>
    <style:style style:name="T16_37" style:family="text"/>
    <style:style style:name="T16_38" style:family="text">
      <style:text-properties fo:color="#1155cc" style:text-underline-style="solid" style:text-underline-color="font-color"/>
    </style:style>
    <style:style style:name="T16_39" style:family="text"/>
    <style:style style:name="T16_40" style:family="text">
      <style:text-properties fo:color="#1155cc" style:text-underline-style="solid" style:text-underline-color="font-color"/>
    </style:style>
    <style:style style:name="T16_41" style:family="text"/>
    <style:style style:name="T16_42" style:family="text">
      <style:text-properties fo:color="#1155cc" style:text-underline-style="solid" style:text-underline-color="font-color"/>
    </style:style>
    <style:style style:name="T16_43" style:family="text"/>
    <style:style style:name="T16_44" style:family="text">
      <style:text-properties fo:color="#1155cc" style:text-underline-style="solid" style:text-underline-color="font-color"/>
    </style:style>
    <style:style style:name="T16_45" style:family="text"/>
    <style:style style:name="T16_46" style:family="text">
      <style:text-properties fo:color="#1155cc" style:text-underline-style="solid" style:text-underline-color="font-color"/>
    </style:style>
    <style:style style:name="T16_47" style:family="text"/>
    <style:style style:name="T16_48" style:family="text">
      <style:text-properties fo:color="#1155cc" style:text-underline-style="solid" style:text-underline-color="font-color"/>
    </style:style>
    <style:style style:name="T16_49" style:family="text"/>
    <style:style style:name="T16_50" style:family="text">
      <style:text-properties fo:color="#1155cc" style:text-underline-style="solid" style:text-underline-color="font-color"/>
    </style:style>
    <style:style style:name="T16_51" style:family="text"/>
    <style:style style:name="T16_52" style:family="text">
      <style:text-properties fo:color="#1155cc" style:text-underline-style="solid" style:text-underline-color="font-color"/>
    </style:style>
    <style:style style:name="T16_53" style:family="text"/>
    <style:style style:name="T16_54" style:family="text">
      <style:text-properties fo:color="#1155cc" style:text-underline-style="solid" style:text-underline-color="font-color"/>
    </style:style>
    <style:style style:name="T16_55" style:family="text"/>
    <style:style style:name="T16_56" style:family="text">
      <style:text-properties fo:color="#1155cc" style:text-underline-style="solid" style:text-underline-color="font-color"/>
    </style:style>
    <style:style style:name="T16_57" style:family="text"/>
    <style:style style:name="T16_58" style:family="text">
      <style:text-properties fo:color="#1155cc" style:text-underline-style="solid" style:text-underline-color="font-color"/>
    </style:style>
    <style:style style:name="T16_59" style:family="text"/>
    <style:style style:name="T16_6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text-align="justify" fo:break-before="auto" fo:line-height="115%" fo:margin-bottom="0.353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T17_23" style:family="text"/>
    <style:style style:name="T17_2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text-align="justify" fo:break-before="auto" fo:line-height="115%" fo:margin-bottom="0.353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text-align="justify" fo:break-before="auto" fo:line-height="115%" fo:margin-bottom="0.353cm" style:writing-mode="lr-tb"/>
    </style:style>
    <style:style style:name="P20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bookmark-start text:name="h.q6o35vu3icpw"/><text:bookmark-end text:name="h.q6o35vu3icpw"/><text:span text:style-name="T1_1">Głęboka</text:span><text:span text:style-name="T1_2"><text:s/></text:span><text:span text:style-name="T1_3">Hiperanaliza</text:span><text:span text:style-name="T1_4"><text:s/></text:span><text:span text:style-name="T1_5">Serialu</text:span></text:p>
      <text:p text:style-name="P2"><text:bookmark-start text:name="h.4qs24qxbj6dx"/><text:bookmark-end text:name="h.4qs24qxbj6dx"/><text:span text:style-name="T2_1">Tożsamość</text:span><text:span text:style-name="T2_2"><text:s/></text:span><text:span text:style-name="T2_3">Królowej</text:span><text:span text:style-name="T2_4"><text:s/></text:span><text:span text:style-name="T2_5">Chrysalis</text:span></text:p>
      <text:p text:style-name="P3"><text:span text:style-name="T3_1">Poczwarka</text:span><text:span text:style-name="T3_2"><text:s/></text:span><text:span text:style-name="T3_3">jest</text:span><text:span text:style-name="T3_4"><text:s/></text:span><text:span text:style-name="T3_5">jedną</text:span><text:span text:style-name="T3_6"><text:s/></text:span><text:span text:style-name="T3_7">z</text:span><text:span text:style-name="T3_8"><text:s/></text:span><text:span text:style-name="T3_9">ciekawszych</text:span><text:span text:style-name="T3_10"><text:s/></text:span><text:span text:style-name="T3_11">postaci</text:span><text:span text:style-name="T3_12"><text:s/></text:span><text:span text:style-name="T3_13">w</text:span><text:span text:style-name="T3_14"><text:s/></text:span><text:span text:style-name="T3_15">całym</text:span><text:span text:style-name="T3_16"><text:s/></text:span><text:span text:style-name="T3_17">MLP</text:span><text:span text:style-name="T3_18">.<text:s/></text:span><text:span text:style-name="T3_19">Królowa</text:span><text:span text:style-name="T3_20"><text:s/></text:span><text:span text:style-name="T3_21">podmieńców</text:span><text:span text:style-name="T3_22"><text:s/></text:span><text:span text:style-name="T3_23">wyróżnia</text:span><text:span text:style-name="T3_24"><text:s/></text:span><text:span text:style-name="T3_25">się</text:span><text:span text:style-name="T3_26"><text:s/></text:span><text:span text:style-name="T3_27">nie</text:span><text:span text:style-name="T3_28"><text:s/></text:span><text:span text:style-name="T3_29">tylko</text:span><text:span text:style-name="T3_30"><text:s/></text:span><text:span text:style-name="T3_31">oryginalnym</text:span><text:span text:style-name="T3_32"><text:s/></text:span><text:span text:style-name="T3_33">wyglądem</text:span><text:span text:style-name="T3_34">,<text:s/></text:span><text:span text:style-name="T3_35">ale</text:span><text:span text:style-name="T3_36"><text:s/></text:span><text:span text:style-name="T3_37">i</text:span><text:span text:style-name="T3_38"><text:s/></text:span><text:span text:style-name="T3_39">swoistą</text:span><text:span text:style-name="T3_40"><text:s/></text:span><text:span text:style-name="T3_41">aurą</text:span><text:span text:style-name="T3_42"><text:s/></text:span><text:span text:style-name="T3_43">tajemniczości</text:span><text:span text:style-name="T3_44">.<text:s/></text:span><text:span text:style-name="T3_45">Nie</text:span><text:span text:style-name="T3_46"><text:s/></text:span><text:span text:style-name="T3_47">wiadomo</text:span><text:span text:style-name="T3_48"><text:s/></text:span><text:span text:style-name="T3_49">co</text:span><text:span text:style-name="T3_50"><text:s/></text:span><text:span text:style-name="T3_51">robiła</text:span><text:span text:style-name="T3_52"><text:s/></text:span><text:span text:style-name="T3_53">przed</text:span><text:span text:style-name="T3_54"><text:s/></text:span><text:span text:style-name="T3_55">atakiem</text:span><text:span text:style-name="T3_56"><text:s/></text:span><text:span text:style-name="T3_57">na</text:span><text:span text:style-name="T3_58"><text:s/></text:span><text:span text:style-name="T3_59">Canterlot</text:span><text:span text:style-name="T3_60"><text:s/></text:span><text:span text:style-name="T3_61">ani</text:span><text:span text:style-name="T3_62"><text:s/></text:span><text:span text:style-name="T3_63">jak</text:span><text:span text:style-name="T3_64"><text:s/></text:span><text:span text:style-name="T3_65">wygląda</text:span><text:span text:style-name="T3_66"><text:s/></text:span><text:span text:style-name="T3_67">jej</text:span><text:span text:style-name="T3_68"><text:s/></text:span><text:span text:style-name="T3_69">codzienne</text:span><text:span text:style-name="T3_70"><text:s/></text:span><text:span text:style-name="T3_71">życie</text:span><text:span text:style-name="T3_72">.<text:s/></text:span><text:span text:style-name="T3_73">Komiksów</text:span><text:span text:style-name="T3_74"><text:s/></text:span><text:span text:style-name="T3_75">nie</text:span><text:span text:style-name="T3_76"><text:s/></text:span><text:span text:style-name="T3_77">da</text:span><text:span text:style-name="T3_78"><text:s/></text:span><text:span text:style-name="T3_79">się</text:span><text:span text:style-name="T3_80"><text:s/></text:span><text:span text:style-name="T3_81">tu</text:span><text:span text:style-name="T3_82"><text:s/></text:span><text:span text:style-name="T3_83">traktować</text:span><text:span text:style-name="T3_84"><text:s/></text:span><text:span text:style-name="T3_85">jako</text:span><text:span text:style-name="T3_86"><text:s/></text:span><text:span text:style-name="T3_87">źródła</text:span><text:span text:style-name="T3_88"><text:s/></text:span><text:span text:style-name="T3_89">informacji</text:span><text:span text:style-name="T3_90">,<text:s/></text:span><text:span text:style-name="T3_91">ponieważ</text:span><text:span text:style-name="T3_92"><text:s/></text:span><text:span text:style-name="T3_93">wielokrotnie</text:span><text:span text:style-name="T3_94"><text:s/></text:span><text:span text:style-name="T3_95">rozmijały</text:span><text:span text:style-name="T3_96"><text:s/></text:span><text:span text:style-name="T3_97">się</text:span><text:span text:style-name="T3_98"><text:s/></text:span><text:span text:style-name="T3_99">już</text:span><text:span text:style-name="T3_100"><text:s/></text:span><text:span text:style-name="T3_101">z</text:span><text:span text:style-name="T3_102"><text:s/></text:span><text:span text:style-name="T3_103">kanonem</text:span><text:span text:style-name="T3_104"><text:s/></text:span><text:span text:style-name="T3_105">serialu</text:span><text:span text:style-name="T3_106">.<text:s/></text:span><text:span text:style-name="T3_107">Choć</text:span><text:span text:style-name="T3_108"><text:s/></text:span><text:span text:style-name="T3_109">wizja</text:span><text:span text:style-name="T3_110">,<text:s/></text:span><text:span text:style-name="T3_111">według</text:span><text:span text:style-name="T3_112"><text:s/></text:span><text:span text:style-name="T3_113">której</text:span><text:span text:style-name="T3_114"><text:s/></text:span><text:span text:style-name="T3_115">podmieńce</text:span><text:span text:style-name="T3_116"><text:s/></text:span><text:span text:style-name="T3_117">to</text:span><text:span text:style-name="T3_118"><text:s/></text:span><text:span text:style-name="T3_119">zaczarowane</text:span><text:span text:style-name="T3_120"><text:s/></text:span><text:span text:style-name="T3_121">komary</text:span><text:span text:style-name="T3_122">,<text:s/></text:span><text:span text:style-name="T3_123">jest</text:span><text:span text:style-name="T3_124"><text:s/></text:span><text:span text:style-name="T3_125">niewątpliwie</text:span><text:span text:style-name="T3_126"><text:s/></text:span><text:span text:style-name="T3_127">zabawna</text:span><text:span text:style-name="T3_128">,<text:s/></text:span><text:span text:style-name="T3_129">to</text:span><text:span text:style-name="T3_130"><text:s/></text:span><text:span text:style-name="T3_131">jednak</text:span><text:span text:style-name="T3_132"><text:s/></text:span><text:span text:style-name="T3_133">trzeba</text:span><text:span text:style-name="T3_134"><text:s/></text:span><text:span text:style-name="T3_135">ją</text:span><text:span text:style-name="T3_136"><text:s/></text:span><text:span text:style-name="T3_137">raczej</text:span><text:span text:style-name="T3_138"><text:s/></text:span><text:span text:style-name="T3_139">odrzucić</text:span><text:span text:style-name="T3_140">.</text:span></text:p>
      <text:h text:style-name="P4" text:outline-level="10"><text:bookmark-start text:name="h.j8eh6buetkf2"/><text:bookmark-end text:name="h.j8eh6buetkf2"/><text:span text:style-name="T4_1">Alikorn</text:span><text:span text:style-name="T4_2"><text:s/></text:span><text:span text:style-name="T4_3">z</text:span><text:span text:style-name="T4_4"><text:s/></text:span><text:span text:style-name="T4_5">legendy</text:span></text:h>
      <text:p text:style-name="P5"><text:span text:style-name="T5_1">Pamiętacie</text:span><text:span text:style-name="T5_2"><text:s/></text:span><text:span text:style-name="T5_3">odcinek</text:span><text:span text:style-name="T5_4"><text:s/></text:span><text:span text:style-name="T5_5">z</text:span><text:span text:style-name="T5_6"><text:s/></text:span><text:span text:style-name="T5_7">shipem</text:span><text:span text:style-name="T5_8"><text:s/></text:span><text:span text:style-name="T5_9">Big</text:span><text:span text:style-name="T5_10"><text:s/></text:span><text:span text:style-name="T5_11">Mac</text:span><text:span text:style-name="T5_12"><text:s/></text:span><text:span text:style-name="T5_13">x</text:span><text:span text:style-name="T5_14"><text:s/></text:span><text:span text:style-name="T5_15">Cheerliee</text:span><text:span text:style-name="T5_16">?<text:s/></text:span><text:span text:style-name="T5_17">Poznajemy</text:span><text:span text:style-name="T5_18"><text:s/></text:span><text:span text:style-name="T5_19">w</text:span><text:span text:style-name="T5_20"><text:s/></text:span><text:span text:style-name="T5_21">nim</text:span><text:span text:style-name="T5_22"><text:s/></text:span><text:span text:style-name="T5_23">legendę</text:span><text:span text:style-name="T5_24"><text:s/></text:span><text:span text:style-name="T5_25">o</text:span><text:span text:style-name="T5_26"><text:s/></text:span><text:span text:style-name="T5_27">ogierze</text:span><text:span text:style-name="T5_28">,<text:s/></text:span><text:span text:style-name="T5_29">który</text:span><text:span text:style-name="T5_30"><text:s/></text:span><text:span text:style-name="T5_31">nie</text:span><text:span text:style-name="T5_32"><text:s/></text:span><text:span text:style-name="T5_33">mógł</text:span><text:span text:style-name="T5_34"><text:s/></text:span><text:span text:style-name="T5_35">wyrwać</text:span><text:span text:style-name="T5_36"><text:s/></text:span><text:span text:style-name="T5_37">klaczy</text:span><text:span text:style-name="T5_38">,<text:s/></text:span><text:span text:style-name="T5_39">więc</text:span><text:span text:style-name="T5_40"><text:s/></text:span><text:span text:style-name="T5_41">postanowił</text:span><text:span text:style-name="T5_42"><text:s/></text:span><text:span text:style-name="T5_43">dodać</text:span><text:span text:style-name="T5_44"><text:s/></text:span><text:span text:style-name="T5_45">jej</text:span><text:span text:style-name="T5_46"><text:s/></text:span><text:span text:style-name="T5_47">pigułki</text:span><text:span text:style-name="T5_48"><text:s/></text:span><text:span text:style-name="T5_49">gwałtu</text:span><text:span text:style-name="T5_50"><text:s/></text:span><text:span text:style-name="T5_51">do</text:span><text:span text:style-name="T5_52"><text:s/></text:span><text:span text:style-name="T5_53">picia</text:span><text:span text:style-name="T5_54">…<text:s/></text:span><text:span text:style-name="T5_55">tzn</text:span><text:span text:style-name="T5_56">.<text:s/></text:span><text:span text:style-name="T5_57">napoił</text:span><text:span text:style-name="T5_58"><text:s/></text:span><text:span text:style-name="T5_59">ją</text:span><text:span text:style-name="T5_60"><text:s/></text:span><text:span text:style-name="T5_61">eliksirem</text:span><text:span text:style-name="T5_62"><text:s/></text:span><text:span text:style-name="T5_63">miłosnym</text:span><text:span text:style-name="T5_64">,<text:s/></text:span><text:span text:style-name="T5_65">który</text:span><text:span text:style-name="T5_66"><text:s/></text:span><text:span text:style-name="T5_67">okazał</text:span><text:span text:style-name="T5_68"><text:s/></text:span><text:span text:style-name="T5_69">się</text:span><text:span text:style-name="T5_70"><text:s/></text:span><text:span text:style-name="T5_71">być</text:span><text:span text:style-name="T5_72"><text:s/></text:span><text:span text:style-name="T5_73">trucizną</text:span><text:span text:style-name="T5_74"><text:s/></text:span><text:span text:style-name="T5_75">miłosną</text:span><text:span text:style-name="T5_76">,<text:s/></text:span><text:span text:style-name="T5_77">a</text:span><text:span text:style-name="T5_78"><text:s/></text:span><text:span text:style-name="T5_79">że</text:span><text:span text:style-name="T5_80"><text:s/></text:span><text:span text:style-name="T5_81">to</text:span><text:span text:style-name="T5_82"><text:s/></text:span><text:span text:style-name="T5_83">nie</text:span><text:span text:style-name="T5_84"><text:s/></text:span><text:span text:style-name="T5_85">była</text:span><text:span text:style-name="T5_86"><text:s/></text:span><text:span text:style-name="T5_87">miłość</text:span><text:span text:style-name="T5_88">,<text:s/></text:span><text:span text:style-name="T5_89">to</text:span><text:span text:style-name="T5_90"><text:s/></text:span><text:span text:style-name="T5_91">królestwo</text:span><text:span text:style-name="T5_92"><text:s/></text:span><text:span text:style-name="T5_93">upadło</text:span><text:span text:style-name="T5_94"><text:s/></text:span><text:span text:style-name="T5_95">i</text:span><text:span text:style-name="T5_96"><text:s/></text:span><text:span text:style-name="T5_97">takie</text:span><text:span text:style-name="T5_98"><text:s/></text:span><text:span text:style-name="T5_99">tam</text:span><text:span text:style-name="T5_100">.<text:s/></text:span><text:span text:style-name="T5_101">A</text:span><text:span text:style-name="T5_102"><text:s/></text:span><text:span text:style-name="T5_103">co</text:span><text:span text:style-name="T5_104"><text:s/></text:span><text:span text:style-name="T5_105">to</text:span><text:span text:style-name="T5_106"><text:s/></text:span><text:span text:style-name="T5_107">ma</text:span><text:span text:style-name="T5_108"><text:s/></text:span><text:span text:style-name="T5_109">do</text:span><text:span text:style-name="T5_110"><text:s/></text:span><text:span text:style-name="T5_111">Krysi</text:span><text:span text:style-name="T5_112">?<text:s/></text:span><text:span text:style-name="T5_113">Do</text:span><text:span text:style-name="T5_114"><text:s/></text:span><text:span text:style-name="T5_115">legendy</text:span><text:span text:style-name="T5_116"><text:s/></text:span><text:span text:style-name="T5_117">dodano</text:span><text:span text:style-name="T5_118"><text:s/></text:span><text:span text:style-name="T5_119">rycinę</text:span><text:span text:style-name="T5_120">,<text:s/></text:span><text:span text:style-name="T5_121">na</text:span><text:span text:style-name="T5_122"><text:s/></text:span><text:span text:style-name="T5_123">której</text:span><text:span text:style-name="T5_124"><text:s/></text:span><text:span text:style-name="T5_125">znalazła</text:span><text:span text:style-name="T5_126"><text:s/></text:span><text:span text:style-name="T5_127">się</text:span><text:span text:style-name="T5_128"><text:s/></text:span><text:span text:style-name="T5_129">m</text:span><text:span text:style-name="T5_130">.</text:span><text:span text:style-name="T5_131">in</text:span><text:span text:style-name="T5_132">.<text:s/></text:span><text:span text:style-name="T5_133">wspomniana</text:span><text:span text:style-name="T5_134"><text:s/></text:span><text:span text:style-name="T5_135">księżniczka</text:span><text:span text:style-name="T5_136">.<text:s/></text:span><text:span text:style-name="T5_137">Alikorny</text:span><text:span text:style-name="T5_138"><text:s/></text:span><text:span text:style-name="T5_139">w</text:span><text:span text:style-name="T5_140"><text:s/></text:span><text:span text:style-name="T5_141">serii</text:span><text:span text:style-name="T5_142"><text:s/></text:span><text:span text:style-name="T5_143">są</text:span><text:span text:style-name="T5_144"><text:s/></text:span><text:span text:style-name="T5_145">czymś</text:span><text:span text:style-name="T5_146"><text:s/></text:span><text:span text:style-name="T5_147">rzadkim</text:span><text:span text:style-name="T5_148">,<text:s/></text:span><text:span text:style-name="T5_149">a</text:span><text:span text:style-name="T5_150"><text:s/></text:span><text:span text:style-name="T5_151">owa</text:span><text:span text:style-name="T5_152"><text:s/></text:span><text:span text:style-name="T5_153">pannica</text:span><text:span text:style-name="T5_154"><text:s/></text:span><text:span text:style-name="T5_155">ma</text:span><text:span text:style-name="T5_156"><text:s/></text:span><text:span text:style-name="T5_157">skrzydła</text:span><text:span text:style-name="T5_158"><text:s/></text:span><text:span text:style-name="T5_159">i</text:span><text:span text:style-name="T5_160"><text:s/></text:span><text:span text:style-name="T5_161">róg</text:span><text:span text:style-name="T5_162">,<text:s/></text:span><text:span text:style-name="T5_163">tak</text:span><text:span text:style-name="T5_164"><text:s/></text:span><text:span text:style-name="T5_165">samo</text:span><text:span text:style-name="T5_166"><text:s/></text:span><text:span text:style-name="T5_167">jak</text:span><text:span text:style-name="T5_168"><text:s/></text:span><text:span text:style-name="T5_169">królowa</text:span><text:span text:style-name="T5_170"><text:s/></text:span><text:span text:style-name="T5_171">podmieńców</text:span><text:span text:style-name="T5_172">.<text:s/></text:span><text:span text:style-name="T5_173">Co</text:span><text:span text:style-name="T5_174"><text:s/></text:span><text:span text:style-name="T5_175">prawda</text:span><text:span text:style-name="T5_176"><text:s/></text:span><text:span text:style-name="T5_177">skrzydła</text:span><text:span text:style-name="T5_178"><text:s/></text:span><text:span text:style-name="T5_179">podmieńców</text:span><text:span text:style-name="T5_180"><text:s/></text:span><text:span text:style-name="T5_181">są</text:span><text:span text:style-name="T5_182"><text:s/></text:span><text:span text:style-name="T5_183">owadzie</text:span><text:span text:style-name="T5_184">,<text:s/></text:span><text:span text:style-name="T5_185">ale</text:span><text:span text:style-name="T5_186"><text:s/></text:span><text:span text:style-name="T5_187">to</text:span><text:span text:style-name="T5_188"><text:s/></text:span><text:span text:style-name="T5_189">zwaliłabym</text:span><text:span text:style-name="T5_190"><text:s/></text:span><text:span text:style-name="T5_191">na</text:span><text:span text:style-name="T5_192"><text:s/></text:span><text:span text:style-name="T5_193">spaczenie</text:span><text:span text:style-name="T5_194">.<text:s/></text:span><text:span text:style-name="T5_195">Księżniczka</text:span><text:span text:style-name="T5_196"><text:s/></text:span><text:span text:style-name="T5_197">spożyła</text:span><text:span text:style-name="T5_198"><text:s/></text:span><text:span text:style-name="T5_199">truciznę</text:span><text:span text:style-name="T5_200"><text:s/></text:span><text:span text:style-name="T5_201">miłosną</text:span><text:span text:style-name="T5_202">,<text:s/></text:span><text:span text:style-name="T5_203">a</text:span><text:span text:style-name="T5_204"><text:s/></text:span><text:span text:style-name="T5_205">Chrysalis</text:span><text:span text:style-name="T5_206"><text:s/></text:span><text:span text:style-name="T5_207">żywi</text:span><text:span text:style-name="T5_208"><text:s/></text:span><text:span text:style-name="T5_209">się</text:span><text:span text:style-name="T5_210"><text:s/></text:span><text:span text:style-name="T5_211">miłością</text:span><text:span text:style-name="T5_212">.<text:s/></text:span><text:span text:style-name="T5_213">Czyżby</text:span><text:span text:style-name="T5_214"><text:s/></text:span><text:span text:style-name="T5_215">podmieńce</text:span><text:span text:style-name="T5_216"><text:s/></text:span><text:span text:style-name="T5_217">były</text:span><text:span text:style-name="T5_218"><text:s/></text:span><text:span text:style-name="T5_219">efektem</text:span><text:span text:style-name="T5_220"><text:s/></text:span><text:span text:style-name="T5_221">końcowym</text:span><text:span text:style-name="T5_222"><text:s/></text:span><text:span text:style-name="T5_223">działania</text:span><text:span text:style-name="T5_224"><text:s/></text:span><text:span text:style-name="T5_225">tego</text:span><text:span text:style-name="T5_226"><text:s/></text:span><text:span text:style-name="T5_227">specyfiku</text:span><text:span text:style-name="T5_228">?<text:s/></text:span><text:span text:style-name="T5_229">Spaczone</text:span><text:span text:style-name="T5_230"><text:s/></text:span><text:span text:style-name="T5_231">toksyczną</text:span><text:span text:style-name="T5_232"><text:s/></text:span><text:span text:style-name="T5_233">miłością</text:span><text:span text:style-name="T5_234">,<text:s/></text:span><text:span text:style-name="T5_235">wypaczone</text:span><text:span text:style-name="T5_236">,<text:s/></text:span><text:span text:style-name="T5_237">pragnące</text:span><text:span text:style-name="T5_238"><text:s/></text:span><text:span text:style-name="T5_239">tego</text:span><text:span text:style-name="T5_240">,<text:s/></text:span><text:span text:style-name="T5_241">co</text:span><text:span text:style-name="T5_242"><text:s/></text:span><text:span text:style-name="T5_243">mają</text:span><text:span text:style-name="T5_244"><text:s/></text:span><text:span text:style-name="T5_245">tak</text:span><text:span text:style-name="T5_246"><text:s/></text:span><text:span text:style-name="T5_247">blisko</text:span><text:span text:style-name="T5_248">,<text:s/></text:span><text:span text:style-name="T5_249">a</text:span><text:span text:style-name="T5_250"><text:s/></text:span><text:span text:style-name="T5_251">jednocześnie</text:span><text:span text:style-name="T5_252"><text:s/></text:span><text:span text:style-name="T5_253">tak</text:span><text:span text:style-name="T5_254"><text:s/></text:span><text:span text:style-name="T5_255">daleko</text:span><text:span text:style-name="T5_256">.</text:span></text:p>
      <text:p text:style-name="P6"><text:span text:style-name="T6_1">Może</text:span><text:span text:style-name="T6_2"><text:s/></text:span><text:span text:style-name="T6_3">kokony</text:span><text:span text:style-name="T6_4"><text:s/></text:span><text:span text:style-name="T6_5">podmieńców</text:span><text:span text:style-name="T6_6"><text:s/></text:span><text:span text:style-name="T6_7">mają</text:span><text:span text:style-name="T6_8"><text:s/></text:span><text:span text:style-name="T6_9">wyssać</text:span><text:span text:style-name="T6_10"><text:s/></text:span><text:span text:style-name="T6_11">z</text:span><text:span text:style-name="T6_12"><text:s/></text:span><text:span text:style-name="T6_13">kucyków</text:span><text:span text:style-name="T6_14"><text:s/></text:span><text:span text:style-name="T6_15">prawdziwą</text:span><text:span text:style-name="T6_16"><text:s/></text:span><text:span text:style-name="T6_17">miłość</text:span><text:span text:style-name="T6_18"><text:s/></text:span><text:span text:style-name="T6_19">i</text:span><text:span text:style-name="T6_20"><text:s/></text:span><text:span text:style-name="T6_21">przekształcić</text:span><text:span text:style-name="T6_22"><text:s/></text:span><text:span text:style-name="T6_23">je</text:span><text:span text:style-name="T6_24"><text:s/></text:span><text:span text:style-name="T6_25">na</text:span><text:span text:style-name="T6_26"><text:s/></text:span><text:span text:style-name="T6_27">swój</text:span><text:span text:style-name="T6_28"><text:s/></text:span><text:span text:style-name="T6_29">obraz</text:span><text:span text:style-name="T6_30"><text:s/></text:span><text:span text:style-name="T6_31">i</text:span><text:span text:style-name="T6_32"><text:s/></text:span><text:span text:style-name="T6_33">podobieństwo</text:span><text:span text:style-name="T6_34">?<text:s/></text:span><text:span text:style-name="T6_35">W</text:span><text:span text:style-name="T6_36"><text:s/></text:span><text:span text:style-name="T6_37">końcu</text:span><text:span text:style-name="T6_38"><text:s/></text:span><text:span text:style-name="T6_39">ta</text:span><text:span text:style-name="T6_40"><text:s/></text:span><text:span text:style-name="T6_41">zielona</text:span><text:span text:style-name="T6_42"><text:s/></text:span><text:span text:style-name="T6_43">maź</text:span><text:span text:style-name="T6_44"><text:s/></text:span><text:span text:style-name="T6_45">musi</text:span><text:span text:style-name="T6_46"><text:s/></text:span><text:span text:style-name="T6_47">czemuś</text:span><text:span text:style-name="T6_48"><text:s/></text:span><text:span text:style-name="T6_49">służyć</text:span><text:span text:style-name="T6_50">.<text:s/></text:span><text:span text:style-name="T6_51">Ładnie</text:span><text:span text:style-name="T6_52"><text:s/></text:span><text:span text:style-name="T6_53">nie</text:span><text:span text:style-name="T6_54"><text:s/></text:span><text:span text:style-name="T6_55">wygląda</text:span><text:span text:style-name="T6_56">,<text:s/></text:span><text:span text:style-name="T6_57">więc</text:span><text:span text:style-name="T6_58"><text:s/></text:span><text:span text:style-name="T6_59">raczej</text:span><text:span text:style-name="T6_60"><text:s/></text:span><text:span text:style-name="T6_61">nie</text:span><text:span text:style-name="T6_62"><text:s/></text:span><text:span text:style-name="T6_63">do</text:span><text:span text:style-name="T6_64"><text:s/></text:span><text:span text:style-name="T6_65">ozdoby</text:span><text:span text:style-name="T6_66">.<text:s/></text:span><text:span text:style-name="T6_67">Unieruchomienie</text:span><text:span text:style-name="T6_68">?<text:s/></text:span><text:span text:style-name="T6_69">Proszę</text:span><text:span text:style-name="T6_70">,<text:s/></text:span><text:span text:style-name="T6_71">po</text:span><text:span text:style-name="T6_72"><text:s/></text:span><text:span text:style-name="T6_73">co</text:span><text:span text:style-name="T6_74"><text:s/></text:span><text:span text:style-name="T6_75">podmieńce</text:span><text:span text:style-name="T6_76"><text:s/></text:span><text:span text:style-name="T6_77">miałyby</text:span><text:span text:style-name="T6_78"><text:s/></text:span><text:span text:style-name="T6_79">unieruchamiać</text:span><text:span text:style-name="T6_80"><text:s/></text:span><text:span text:style-name="T6_81">swoich</text:span><text:span text:style-name="T6_82"><text:s/></text:span><text:span text:style-name="T6_83">żywicieli</text:span><text:span text:style-name="T6_84">?<text:s/></text:span><text:span text:style-name="T6_85">W</text:span><text:span text:style-name="T6_86"><text:s/></text:span><text:span text:style-name="T6_87">kokonie</text:span><text:span text:style-name="T6_88"><text:s/></text:span><text:span text:style-name="T6_89">ciężko</text:span><text:span text:style-name="T6_90"><text:s/></text:span><text:span text:style-name="T6_91">o</text:span><text:span text:style-name="T6_92"><text:s/></text:span><text:span text:style-name="T6_93">miłość</text:span><text:span text:style-name="T6_94">,<text:s/></text:span><text:span text:style-name="T6_95">czyli</text:span><text:span text:style-name="T6_96"><text:s/></text:span><text:span text:style-name="T6_97">karmę</text:span><text:span text:style-name="T6_98">,<text:s/></text:span><text:span text:style-name="T6_99">więc</text:span><text:span text:style-name="T6_100"><text:s/></text:span><text:span text:style-name="T6_101">to</text:span><text:span text:style-name="T6_102"><text:s/></text:span><text:span text:style-name="T6_103">wszystko</text:span><text:span text:style-name="T6_104"><text:s/></text:span><text:span text:style-name="T6_105">musi</text:span><text:span text:style-name="T6_106"><text:s/></text:span><text:span text:style-name="T6_107">mieć</text:span><text:span text:style-name="T6_108"><text:s/></text:span><text:span text:style-name="T6_109">jakieś</text:span><text:span text:style-name="T6_110"><text:s/></text:span><text:span text:style-name="T6_111">drugie</text:span><text:span text:style-name="T6_112"><text:s/></text:span><text:span text:style-name="T6_113">dno</text:span><text:span text:style-name="T6_114">.<text:s/></text:span><text:span text:style-name="T6_115">Jeśli</text:span><text:span text:style-name="T6_116"><text:s/></text:span><text:span text:style-name="T6_117">tak</text:span><text:span text:style-name="T6_118">,<text:s/></text:span><text:span text:style-name="T6_119">to</text:span><text:span text:style-name="T6_120"><text:s/></text:span><text:span text:style-name="T6_121">co</text:span><text:span text:style-name="T6_122"><text:s/></text:span><text:span text:style-name="T6_123">może</text:span><text:span text:style-name="T6_124"><text:s/></text:span><text:span text:style-name="T6_125">je</text:span><text:span text:style-name="T6_126"><text:s/></text:span><text:span text:style-name="T6_127">powstrzymać</text:span><text:span text:style-name="T6_128"><text:s/></text:span><text:span text:style-name="T6_129">prócz</text:span><text:span text:style-name="T6_130"><text:s/></text:span><text:span text:style-name="T6_131">dekapitacji</text:span><text:span text:style-name="T6_132">?<text:s/></text:span><text:span text:style-name="T6_133">Spalenie</text:span><text:span text:style-name="T6_134"><text:s/></text:span><text:span text:style-name="T6_135">żywcem</text:span><text:span text:style-name="T6_136">?<text:s/></text:span><text:span text:style-name="T6_137">Bomba</text:span><text:span text:style-name="T6_138"><text:s/></text:span><text:span text:style-name="T6_139">atomowa</text:span><text:span text:style-name="T6_140">?<text:s/></text:span><text:span text:style-name="T6_141">Pocałunek</text:span><text:span text:style-name="T6_142"><text:s/></text:span><text:span text:style-name="T6_143">prawdziwej</text:span><text:span text:style-name="T6_144"><text:s/></text:span><text:span text:style-name="T6_145">miłości</text:span><text:span text:style-name="T6_146">?</text:span></text:p>
      <text:h text:style-name="P7" text:outline-level="10"><text:bookmark-start text:name="h.jm0kfvyvanws"/><text:bookmark-end text:name="h.jm0kfvyvanws"/><text:span text:style-name="T7_1">Nekromancja</text:span></text:h>
      <text:p text:style-name="P8"><text:span text:style-name="T8_1">Nie</text:span><text:span text:style-name="T8_2"><text:s/></text:span><text:span text:style-name="T8_3">wiem</text:span><text:span text:style-name="T8_4"><text:s/></text:span><text:span text:style-name="T8_5">jak</text:span><text:span text:style-name="T8_6"><text:s/></text:span><text:span text:style-name="T8_7">dla</text:span><text:span text:style-name="T8_8"><text:s/></text:span><text:span text:style-name="T8_9">was</text:span><text:span text:style-name="T8_10">,<text:s/></text:span><text:span text:style-name="T8_11">ale</text:span><text:span text:style-name="T8_12"><text:s/></text:span><text:span text:style-name="T8_13">jak</text:span><text:span text:style-name="T8_14"><text:s/></text:span><text:span text:style-name="T8_15">dla</text:span><text:span text:style-name="T8_16"><text:s/></text:span><text:span text:style-name="T8_17">mnie</text:span><text:span text:style-name="T8_18"><text:s/></text:span><text:span text:style-name="T8_19">Chrysalis</text:span><text:span text:style-name="T8_20"><text:s/></text:span><text:span text:style-name="T8_21">wygląda</text:span><text:span text:style-name="T8_22"><text:s/></text:span><text:span text:style-name="T8_23">jak</text:span><text:span text:style-name="T8_24"><text:s/></text:span><text:span text:style-name="T8_25">nieumarła</text:span><text:span text:style-name="T8_26">.<text:s/></text:span><text:span text:style-name="T8_27">Dziury</text:span><text:span text:style-name="T8_28"><text:s/></text:span><text:span text:style-name="T8_29">w</text:span><text:span text:style-name="T8_30"><text:s/></text:span><text:span text:style-name="T8_31">nogach</text:span><text:span text:style-name="T8_32">,<text:s/></text:span><text:span text:style-name="T8_33">kły</text:span><text:span text:style-name="T8_34"><text:s/></text:span><text:span text:style-name="T8_35">jak</text:span><text:span text:style-name="T8_36"><text:s/></text:span><text:span text:style-name="T8_37">u</text:span><text:span text:style-name="T8_38"><text:s/></text:span><text:span text:style-name="T8_39">wampira</text:span><text:span text:style-name="T8_40">,<text:s/></text:span><text:span text:style-name="T8_41">grzywa</text:span><text:span text:style-name="T8_42"><text:s/></text:span><text:span text:style-name="T8_43">i</text:span><text:span text:style-name="T8_44"><text:s/></text:span><text:span text:style-name="T8_45">ogon</text:span><text:span text:style-name="T8_46"><text:s/></text:span><text:span text:style-name="T8_47">czegoś</text:span><text:span text:style-name="T8_48">,<text:s/></text:span><text:span text:style-name="T8_49">co</text:span><text:span text:style-name="T8_50"><text:s/></text:span><text:span text:style-name="T8_51">właśnie</text:span><text:span text:style-name="T8_52"><text:s/></text:span><text:span text:style-name="T8_53">wygrzebało</text:span><text:span text:style-name="T8_54"><text:s/></text:span><text:span text:style-name="T8_55">się</text:span><text:span text:style-name="T8_56"><text:s/></text:span><text:span text:style-name="T8_57">z</text:span><text:span text:style-name="T8_58"><text:s/></text:span><text:span text:style-name="T8_59">grobu</text:span><text:span text:style-name="T8_60">.<text:s/></text:span><text:span text:style-name="T8_61">Złe</text:span><text:span text:style-name="T8_62"><text:s/></text:span><text:span text:style-name="T8_63">gadzie</text:span><text:span text:style-name="T8_64"><text:s/></text:span><text:span text:style-name="T8_65">oczy</text:span><text:span text:style-name="T8_66">,<text:s/></text:span><text:span text:style-name="T8_67">trochę</text:span><text:span text:style-name="T8_68"><text:s/></text:span><text:span text:style-name="T8_69">jak</text:span><text:span text:style-name="T8_70"><text:s/></text:span><text:span text:style-name="T8_71">u</text:span><text:span text:style-name="T8_72"><text:s/></text:span><text:span text:style-name="T8_73">opętanej</text:span><text:span text:style-name="T8_74"><text:s/></text:span><text:span text:style-name="T8_75">Luny</text:span><text:span text:style-name="T8_76">,<text:s/></text:span><text:span text:style-name="T8_77">czyli</text:span><text:span text:style-name="T8_78"><text:s/></text:span><text:span text:style-name="T8_79">Nightmare</text:span><text:span text:style-name="T8_80"><text:s/></text:span><text:span text:style-name="T8_81">Moon</text:span><text:span text:style-name="T8_82">.<text:s/></text:span><text:span text:style-name="T8_83">Już</text:span><text:span text:style-name="T8_84"><text:s/></text:span><text:span text:style-name="T8_85">to</text:span><text:span text:style-name="T8_86"><text:s/></text:span><text:span text:style-name="T8_87">wskazuje</text:span><text:span text:style-name="T8_88"><text:s/></text:span><text:span text:style-name="T8_89">na</text:span><text:span text:style-name="T8_90"><text:s/></text:span><text:span text:style-name="T8_91">działalność</text:span><text:span text:style-name="T8_92"><text:s/></text:span><text:span text:style-name="T8_93">sił</text:span><text:span text:style-name="T8_94"><text:s/></text:span><text:span text:style-name="T8_95">nieczystych</text:span><text:span text:style-name="T8_96">.<text:s/></text:span><text:span text:style-name="T8_97">Na</text:span><text:span text:style-name="T8_98"><text:s/></text:span><text:span text:style-name="T8_99">szyi</text:span><text:span text:style-name="T8_100"><text:s/></text:span><text:span text:style-name="T8_101">królowej</text:span><text:span text:style-name="T8_102"><text:s/></text:span><text:span text:style-name="T8_103">znajduje</text:span><text:span text:style-name="T8_104"><text:s/></text:span><text:span text:style-name="T8_105">się</text:span><text:span text:style-name="T8_106"><text:s/></text:span><text:span text:style-name="T8_107">też</text:span><text:span text:style-name="T8_108"><text:s/></text:span><text:span text:style-name="T8_109">znamię</text:span><text:span text:style-name="T8_110">,<text:s/></text:span><text:span text:style-name="T8_111">jakby</text:span><text:span text:style-name="T8_112"><text:s/></text:span><text:span text:style-name="T8_113">wyliniała</text:span><text:span text:style-name="T8_114"><text:s/></text:span><text:span text:style-name="T8_115">sierść</text:span><text:span text:style-name="T8_116"><text:s/></text:span><text:span text:style-name="T8_117">czy</text:span><text:span text:style-name="T8_118"><text:s/></text:span><text:span text:style-name="T8_119">kawałek</text:span><text:span text:style-name="T8_120"><text:s/></text:span><text:span text:style-name="T8_121">gnijącego</text:span><text:span text:style-name="T8_122"><text:s/></text:span><text:span text:style-name="T8_123">ciała</text:span><text:span text:style-name="T8_124">.<text:s/></text:span><text:span text:style-name="T8_125">Co</text:span><text:span text:style-name="T8_126"><text:s/></text:span><text:span text:style-name="T8_127">jeśli</text:span><text:span text:style-name="T8_128"><text:s/></text:span><text:span text:style-name="T8_129">nasza</text:span><text:span text:style-name="T8_130"><text:s/></text:span><text:span text:style-name="T8_131">ulubiona</text:span><text:span text:style-name="T8_132"><text:s/></text:span><text:span text:style-name="T8_133">antagonistka</text:span><text:span text:style-name="T8_134"><text:s/></text:span><text:span text:style-name="T8_135">to</text:span><text:span text:style-name="T8_136"><text:s/></text:span><text:span text:style-name="T8_137">istota</text:span><text:span text:style-name="T8_138"><text:s/></text:span><text:span text:style-name="T8_139">sprzed</text:span><text:span text:style-name="T8_140"><text:s/></text:span><text:span text:style-name="T8_141">wieków</text:span><text:span text:style-name="T8_142">,<text:s/></text:span><text:span text:style-name="T8_143">która</text:span><text:span text:style-name="T8_144"><text:s/></text:span><text:span text:style-name="T8_145">została</text:span><text:span text:style-name="T8_146"><text:s/></text:span><text:span text:style-name="T8_147">zabita</text:span><text:span text:style-name="T8_148">,<text:s/></text:span><text:span text:style-name="T8_149">a</text:span><text:span text:style-name="T8_150"><text:s/></text:span><text:span text:style-name="T8_151">następnie</text:span><text:span text:style-name="T8_152"><text:s/></text:span><text:span text:style-name="T8_153">wskrzeszona</text:span><text:span text:style-name="T8_154">?<text:s/></text:span><text:span text:style-name="T8_155">Może</text:span><text:span text:style-name="T8_156"><text:s/></text:span><text:span text:style-name="T8_157">szuka</text:span><text:span text:style-name="T8_158"><text:s/></text:span><text:span text:style-name="T8_159">zemsty</text:span><text:span text:style-name="T8_160"><text:s/></text:span><text:span text:style-name="T8_161">bądź</text:span><text:span text:style-name="T8_162"><text:s/></text:span><text:span text:style-name="T8_163">możliwości</text:span><text:span text:style-name="T8_164"><text:s/></text:span><text:span text:style-name="T8_165">powrotu</text:span><text:span text:style-name="T8_166"><text:s/></text:span><text:span text:style-name="T8_167">do</text:span><text:span text:style-name="T8_168"><text:s/></text:span><text:span text:style-name="T8_169">dawnej</text:span><text:span text:style-name="T8_170"><text:s/></text:span><text:span text:style-name="T8_171">formy</text:span><text:span text:style-name="T8_172">?</text:span></text:p>
      <text:h text:style-name="P9" text:outline-level="10"><text:bookmark-start text:name="h.f68v3lmc520j"/><text:bookmark-end text:name="h.f68v3lmc520j"/><text:span text:style-name="T9_1">Młodość</text:span></text:h>
      <text:p text:style-name="P10"><text:span text:style-name="T10_1">Chrysalis</text:span><text:span text:style-name="T10_2"><text:s/></text:span><text:span text:style-name="T10_3">była</text:span><text:span text:style-name="T10_4"><text:s/></text:span><text:span text:style-name="T10_5">kiedyś</text:span><text:span text:style-name="T10_6"><text:s/></text:span><text:span text:style-name="T10_7">dzieckiem</text:span><text:span text:style-name="T10_8">,<text:s/></text:span><text:span text:style-name="T10_9">co</text:span><text:span text:style-name="T10_10"><text:s/></text:span><text:span text:style-name="T10_11">wynika</text:span><text:span text:style-name="T10_12"><text:s/></text:span><text:span text:style-name="T10_13">z</text:span><text:span text:style-name="T10_14"><text:s/>“</text:span><text:span text:style-name="T10_15">This</text:span><text:span text:style-name="T10_16"><text:s/></text:span><text:span text:style-name="T10_17">Day</text:span><text:span text:style-name="T10_18"><text:s/></text:span><text:span text:style-name="T10_19">Aria</text:span><text:span text:style-name="T10_20">”<text:s/></text:span><text:span text:style-name="T10_21">i</text:span><text:span text:style-name="T10_22"><text:s/>“</text:span><text:span text:style-name="T10_23">This</text:span><text:span text:style-name="T10_24"><text:s/></text:span><text:span text:style-name="T10_25">Day</text:span><text:span text:style-name="T10_26"><text:s/></text:span><text:span text:style-name="T10_27">Aria</text:span><text:span text:style-name="T10_28"><text:s/></text:span><text:span text:style-name="T10_29">Reprise</text:span><text:span text:style-name="T10_30">”.<text:s/></text:span><text:span text:style-name="T10_31">Śpiewa</text:span><text:span text:style-name="T10_32"><text:s/></text:span><text:span text:style-name="T10_33">tam</text:span><text:span text:style-name="T10_34"><text:s/></text:span><text:span text:style-name="T10_35">o</text:span><text:span text:style-name="T10_36"><text:s/>“</text:span><text:span text:style-name="T10_37">dniu</text:span><text:span text:style-name="T10_38">,<text:s/></text:span><text:span text:style-name="T10_39">o</text:span><text:span text:style-name="T10_40"><text:s/></text:span><text:span text:style-name="T10_41">którym</text:span><text:span text:style-name="T10_42"><text:s/></text:span><text:span text:style-name="T10_43">marzyła</text:span><text:span text:style-name="T10_44"><text:s/></text:span><text:span text:style-name="T10_45">od</text:span><text:span text:style-name="T10_46"><text:s/></text:span><text:span text:style-name="T10_47">czasu</text:span><text:span text:style-name="T10_48">,<text:s/></text:span><text:span text:style-name="T10_49">gdy</text:span><text:span text:style-name="T10_50"><text:s/></text:span><text:span text:style-name="T10_51">była</text:span><text:span text:style-name="T10_52"><text:s/></text:span><text:span text:style-name="T10_53">mała</text:span><text:span text:style-name="T10_54">”<text:s/></text:span><text:span text:style-name="T10_55">oraz</text:span><text:span text:style-name="T10_56"><text:s/></text:span><text:span text:style-name="T10_57">coś</text:span><text:span text:style-name="T10_58">,<text:s/></text:span><text:span text:style-name="T10_59">czego</text:span><text:span text:style-name="T10_60"><text:s/></text:span><text:span text:style-name="T10_61">sensem</text:span><text:span text:style-name="T10_62"><text:s/></text:span><text:span text:style-name="T10_63">jest</text:span><text:span text:style-name="T10_64"><text:s/>“</text:span><text:span text:style-name="T10_65">kto</text:span><text:span text:style-name="T10_66"><text:s/></text:span><text:span text:style-name="T10_67">powiedział</text:span><text:span text:style-name="T10_68">,<text:s/></text:span><text:span text:style-name="T10_69">że</text:span><text:span text:style-name="T10_70"><text:s/></text:span><text:span text:style-name="T10_71">dziewczyna</text:span><text:span text:style-name="T10_72"><text:s/></text:span><text:span text:style-name="T10_73">nie</text:span><text:span text:style-name="T10_74"><text:s/></text:span><text:span text:style-name="T10_75">może</text:span><text:span text:style-name="T10_76"><text:s/></text:span><text:span text:style-name="T10_77">mieć</text:span><text:span text:style-name="T10_78"><text:s/></text:span><text:span text:style-name="T10_79">tego</text:span><text:span text:style-name="T10_80"><text:s/></text:span><text:span text:style-name="T10_81">wszystkiego</text:span><text:span text:style-name="T10_82">”.<text:s/></text:span><text:span text:style-name="T10_83">Już</text:span><text:span text:style-name="T10_84"><text:s/></text:span><text:span text:style-name="T10_85">to</text:span><text:span text:style-name="T10_86"><text:s/></text:span><text:span text:style-name="T10_87">mówi</text:span><text:span text:style-name="T10_88"><text:s/></text:span><text:span text:style-name="T10_89">nam</text:span><text:span text:style-name="T10_90">,<text:s/></text:span><text:span text:style-name="T10_91">że</text:span><text:span text:style-name="T10_92"><text:s/></text:span><text:span text:style-name="T10_93">nie</text:span><text:span text:style-name="T10_94"><text:s/></text:span><text:span text:style-name="T10_95">jest</text:span><text:span text:style-name="T10_96"><text:s/></text:span><text:span text:style-name="T10_97">istotą</text:span><text:span text:style-name="T10_98"><text:s/></text:span><text:span text:style-name="T10_99">przedwieczną</text:span><text:span text:style-name="T10_100"><text:s/></text:span><text:span text:style-name="T10_101">i</text:span><text:span text:style-name="T10_102"><text:s/></text:span><text:span text:style-name="T10_103">zapewne</text:span><text:span text:style-name="T10_104"><text:s/></text:span><text:span text:style-name="T10_105">ma</text:span><text:span text:style-name="T10_106"><text:s/></text:span><text:span text:style-name="T10_107">lub</text:span><text:span text:style-name="T10_108"><text:s/></text:span><text:span text:style-name="T10_109">miała</text:span><text:span text:style-name="T10_110"><text:s/></text:span><text:span text:style-name="T10_111">rodzinę</text:span><text:span text:style-name="T10_112">.<text:s/></text:span><text:span text:style-name="T10_113">Wspomnienie</text:span><text:span text:style-name="T10_114"><text:s/></text:span><text:span text:style-name="T10_115">o</text:span><text:span text:style-name="T10_116"><text:s/></text:span><text:span text:style-name="T10_117">płci</text:span><text:span text:style-name="T10_118"><text:s/></text:span><text:span text:style-name="T10_119">może</text:span><text:span text:style-name="T10_120"><text:s/></text:span><text:span text:style-name="T10_121">świadczyć</text:span><text:span text:style-name="T10_122"><text:s/></text:span><text:span text:style-name="T10_123">o</text:span><text:span text:style-name="T10_124"><text:s/></text:span><text:span text:style-name="T10_125">kompleksach</text:span><text:span text:style-name="T10_126"><text:s/></text:span><text:span text:style-name="T10_127">bądź</text:span><text:span text:style-name="T10_128"><text:s/></text:span><text:span text:style-name="T10_129">spędzeniu</text:span><text:span text:style-name="T10_130"><text:s/></text:span><text:span text:style-name="T10_131">młodości</text:span><text:span text:style-name="T10_132"><text:s/></text:span><text:span text:style-name="T10_133">w</text:span><text:span text:style-name="T10_134"><text:s/></text:span><text:span text:style-name="T10_135">szowinistycznym</text:span><text:span text:style-name="T10_136"><text:s/></text:span><text:span text:style-name="T10_137">społeczeństwie</text:span><text:span text:style-name="T10_138">.<text:s/></text:span><text:span text:style-name="T10_139">Widać</text:span><text:span text:style-name="T10_140"><text:s/></text:span><text:span text:style-name="T10_141">jednak</text:span><text:span text:style-name="T10_142">,<text:s/></text:span><text:span text:style-name="T10_143">że</text:span><text:span text:style-name="T10_144"><text:s/></text:span><text:span text:style-name="T10_145">nie</text:span><text:span text:style-name="T10_146"><text:s/></text:span><text:span text:style-name="T10_147">mamy</text:span><text:span text:style-name="T10_148"><text:s/></text:span><text:span text:style-name="T10_149">do</text:span><text:span text:style-name="T10_150"><text:s/></text:span><text:span text:style-name="T10_151">czynienia</text:span><text:span text:style-name="T10_152"><text:s/></text:span><text:span text:style-name="T10_153">z</text:span><text:span text:style-name="T10_154"><text:s/></text:span><text:span text:style-name="T10_155">demonem</text:span><text:span text:style-name="T10_156">.<text:s/></text:span><text:span text:style-name="T10_157">Możliwe</text:span><text:span text:style-name="T10_158"><text:s/></text:span><text:span text:style-name="T10_159">też</text:span><text:span text:style-name="T10_160">,<text:s/></text:span><text:span text:style-name="T10_161">że</text:span><text:span text:style-name="T10_162"><text:s/></text:span><text:span text:style-name="T10_163">urodziła</text:span><text:span text:style-name="T10_164"><text:s/></text:span><text:span text:style-name="T10_165">się</text:span><text:span text:style-name="T10_166"><text:s/></text:span><text:span text:style-name="T10_167">podmieńcem</text:span><text:span text:style-name="T10_168"><text:s/></text:span><text:span text:style-name="T10_169">i</text:span><text:span text:style-name="T10_170"><text:s/></text:span><text:span text:style-name="T10_171">musiała</text:span><text:span text:style-name="T10_172"><text:s/></text:span><text:span text:style-name="T10_173">walczyć</text:span><text:span text:style-name="T10_174"><text:s/></text:span><text:span text:style-name="T10_175">o</text:span><text:span text:style-name="T10_176"><text:s/></text:span><text:span text:style-name="T10_177">władzę</text:span><text:span text:style-name="T10_178">.</text:span></text:p>
      <text:p text:style-name="P11"><text:span text:style-name="T11_1">Zadziwiające</text:span><text:span text:style-name="T11_2"><text:s/></text:span><text:span text:style-name="T11_3">jest</text:span><text:span text:style-name="T11_4"><text:s/></text:span><text:span text:style-name="T11_5">to</text:span><text:span text:style-name="T11_6">,<text:s/></text:span><text:span text:style-name="T11_7">że</text:span><text:span text:style-name="T11_8"><text:s/></text:span><text:span text:style-name="T11_9">kuce</text:span><text:span text:style-name="T11_10"><text:s/></text:span><text:span text:style-name="T11_11">tak</text:span><text:span text:style-name="T11_12"><text:s/></text:span><text:span text:style-name="T11_13">mało</text:span><text:span text:style-name="T11_14"><text:s/></text:span><text:span text:style-name="T11_15">wiedziały</text:span><text:span text:style-name="T11_16"><text:s/></text:span><text:span text:style-name="T11_17">na</text:span><text:span text:style-name="T11_18"><text:s/></text:span><text:span text:style-name="T11_19">temat</text:span><text:span text:style-name="T11_20"><text:s/></text:span><text:span text:style-name="T11_21">Chrysalis</text:span><text:span text:style-name="T11_22">,<text:s/></text:span><text:span text:style-name="T11_23">za</text:span><text:span text:style-name="T11_24"><text:s/></text:span><text:span text:style-name="T11_25">to</text:span><text:span text:style-name="T11_26"><text:s/></text:span><text:span text:style-name="T11_27">ta</text:span><text:span text:style-name="T11_28"><text:s/></text:span><text:span text:style-name="T11_29">była</text:span><text:span text:style-name="T11_30"><text:s/></text:span><text:span text:style-name="T11_31">doskonale</text:span><text:span text:style-name="T11_32"><text:s/></text:span><text:span text:style-name="T11_33">zorientowana</text:span><text:span text:style-name="T11_34"><text:s/></text:span><text:span text:style-name="T11_35">w</text:span><text:span text:style-name="T11_36"><text:s/></text:span><text:span text:style-name="T11_37">tym</text:span><text:span text:style-name="T11_38">,<text:s/></text:span><text:span text:style-name="T11_39">co</text:span><text:span text:style-name="T11_40"><text:s/></text:span><text:span text:style-name="T11_41">się</text:span><text:span text:style-name="T11_42"><text:s/></text:span><text:span text:style-name="T11_43">dzieje</text:span><text:span text:style-name="T11_44"><text:s/></text:span><text:span text:style-name="T11_45">na</text:span><text:span text:style-name="T11_46"><text:s/></text:span><text:span text:style-name="T11_47">dworze</text:span><text:span text:style-name="T11_48"><text:s/></text:span><text:span text:style-name="T11_49">w</text:span><text:span text:style-name="T11_50"><text:s/></text:span><text:span text:style-name="T11_51">Canterlot</text:span><text:span text:style-name="T11_52">.<text:s/></text:span><text:span text:style-name="T11_53">Oczywiście</text:span><text:span text:style-name="T11_54"><text:s/></text:span><text:span text:style-name="T11_55">mogła</text:span><text:span text:style-name="T11_56"><text:s/></text:span><text:span text:style-name="T11_57">ich</text:span><text:span text:style-name="T11_58"><text:s/></text:span><text:span text:style-name="T11_59">śledzić</text:span><text:span text:style-name="T11_60">,<text:s/></text:span><text:span text:style-name="T11_61">jednak</text:span><text:span text:style-name="T11_62"><text:s/></text:span><text:span text:style-name="T11_63">niewątpliwie</text:span><text:span text:style-name="T11_64"><text:s/></text:span><text:span text:style-name="T11_65">czuła</text:span><text:span text:style-name="T11_66"><text:s/></text:span><text:span text:style-name="T11_67">jakiś</text:span><text:span text:style-name="T11_68"><text:s/></text:span><text:span text:style-name="T11_69">podziw</text:span><text:span text:style-name="T11_70"><text:s/></text:span><text:span text:style-name="T11_71">do</text:span><text:span text:style-name="T11_72"><text:s/></text:span><text:span text:style-name="T11_73">Celestii</text:span><text:span text:style-name="T11_74"><text:s/></text:span><text:span text:style-name="T11_75">i</text:span><text:span text:style-name="T11_76"><text:s/></text:span><text:span text:style-name="T11_77">uznawała</text:span><text:span text:style-name="T11_78"><text:s/></text:span><text:span text:style-name="T11_79">ją</text:span><text:span text:style-name="T11_80"><text:s/></text:span><text:span text:style-name="T11_81">za</text:span><text:span text:style-name="T11_82"><text:s/></text:span><text:span text:style-name="T11_83">potężnego</text:span><text:span text:style-name="T11_84"><text:s/></text:span><text:span text:style-name="T11_85">wroga</text:span><text:span text:style-name="T11_86">.<text:s/></text:span><text:span text:style-name="T11_87">Za</text:span><text:span text:style-name="T11_88"><text:s/></text:span><text:span text:style-name="T11_89">to</text:span><text:span text:style-name="T11_90"><text:s/></text:span><text:span text:style-name="T11_91">nic</text:span><text:span text:style-name="T11_92"><text:s/></text:span><text:span text:style-name="T11_93">nie</text:span><text:span text:style-name="T11_94"><text:s/></text:span><text:span text:style-name="T11_95">wspomniała</text:span><text:span text:style-name="T11_96"><text:s/></text:span><text:span text:style-name="T11_97">o</text:span><text:span text:style-name="T11_98"><text:s/></text:span><text:span text:style-name="T11_99">Lunie</text:span><text:span text:style-name="T11_100">,<text:s/></text:span><text:span text:style-name="T11_101">jakby</text:span><text:span text:style-name="T11_102"><text:s/></text:span><text:span text:style-name="T11_103">nie</text:span><text:span text:style-name="T11_104"><text:s/></text:span><text:span text:style-name="T11_105">wiedziała</text:span><text:span text:style-name="T11_106"><text:s/></text:span><text:span text:style-name="T11_107">o</text:span><text:span text:style-name="T11_108"><text:s/></text:span><text:span text:style-name="T11_109">jej</text:span><text:span text:style-name="T11_110"><text:s/></text:span><text:span text:style-name="T11_111">istnieniu</text:span><text:span text:style-name="T11_112"><text:s/></text:span><text:span text:style-name="T11_113">bądź</text:span><text:span text:style-name="T11_114"><text:s/></text:span><text:span text:style-name="T11_115">nie</text:span><text:span text:style-name="T11_116"><text:s/></text:span><text:span text:style-name="T11_117">traktowała</text:span><text:span text:style-name="T11_118"><text:s/></text:span><text:span text:style-name="T11_119">jako</text:span><text:span text:style-name="T11_120"><text:s/></text:span><text:span text:style-name="T11_121">przeciwnika</text:span><text:span text:style-name="T11_122">.<text:s/></text:span><text:span text:style-name="T11_123">Możliwości</text:span><text:span text:style-name="T11_124"><text:s/></text:span><text:span text:style-name="T11_125">mamy</text:span><text:span text:style-name="T11_126"><text:s/></text:span><text:span text:style-name="T11_127">parę</text:span><text:span text:style-name="T11_128">:<text:s/></text:span><text:span text:style-name="T11_129">przestarzałe</text:span><text:span text:style-name="T11_130"><text:s/></text:span><text:span text:style-name="T11_131">informacje</text:span><text:span text:style-name="T11_132">,<text:s/></text:span><text:span text:style-name="T11_133">za</text:span><text:span text:style-name="T11_134"><text:s/></text:span><text:span text:style-name="T11_135">czasów</text:span><text:span text:style-name="T11_136"><text:s/></text:span><text:span text:style-name="T11_137">młodości</text:span><text:span text:style-name="T11_138"><text:s/></text:span><text:span text:style-name="T11_139">Chrysalis</text:span><text:span text:style-name="T11_140"><text:s/></text:span><text:span text:style-name="T11_141">Luna</text:span><text:span text:style-name="T11_142"><text:s/></text:span><text:span text:style-name="T11_143">była</text:span><text:span text:style-name="T11_144"><text:s/></text:span><text:span text:style-name="T11_145">praktycznie</text:span><text:span text:style-name="T11_146"><text:s/></text:span><text:span text:style-name="T11_147">nikim</text:span><text:span text:style-name="T11_148"><text:s/></text:span><text:span text:style-name="T11_149">bądź</text:span><text:span text:style-name="T11_150"><text:s/></text:span><text:span text:style-name="T11_151">siedziała</text:span><text:span text:style-name="T11_152"><text:s/></text:span><text:span text:style-name="T11_153">na</text:span><text:span text:style-name="T11_154"><text:s/></text:span><text:span text:style-name="T11_155">księżycu</text:span><text:span text:style-name="T11_156"><text:s/></text:span><text:span text:style-name="T11_157">albo</text:span><text:span text:style-name="T11_158"><text:s/></text:span><text:span text:style-name="T11_159">Księżniczka</text:span><text:span text:style-name="T11_160"><text:s/></text:span><text:span text:style-name="T11_161">Nocy</text:span><text:span text:style-name="T11_162"><text:s/></text:span><text:span text:style-name="T11_163">sprzymierzyła</text:span><text:span text:style-name="T11_164"><text:s/></text:span><text:span text:style-name="T11_165">się</text:span><text:span text:style-name="T11_166"><text:s/></text:span><text:span text:style-name="T11_167">z</text:span><text:span text:style-name="T11_168"><text:s/></text:span><text:span text:style-name="T11_169">Królową</text:span><text:span text:style-name="T11_170">.<text:s/></text:span><text:span text:style-name="T11_171">Wszystkie</text:span><text:span text:style-name="T11_172"><text:s/></text:span><text:span text:style-name="T11_173">te</text:span><text:span text:style-name="T11_174"><text:s/></text:span><text:span text:style-name="T11_175">możliwości</text:span><text:span text:style-name="T11_176"><text:s/></text:span><text:span text:style-name="T11_177">rodzą</text:span><text:span text:style-name="T11_178"><text:s/></text:span><text:span text:style-name="T11_179">kolejne</text:span><text:span text:style-name="T11_180"><text:s/></text:span><text:span text:style-name="T11_181">opcje</text:span><text:span text:style-name="T11_182">,<text:s/></text:span><text:span text:style-name="T11_183">ale</text:span><text:span text:style-name="T11_184"><text:s/></text:span><text:span text:style-name="T11_185">prowadzą</text:span><text:span text:style-name="T11_186"><text:s/></text:span><text:span text:style-name="T11_187">do</text:span><text:span text:style-name="T11_188"><text:s/></text:span><text:span text:style-name="T11_189">jednej</text:span><text:span text:style-name="T11_190"><text:s/></text:span><text:span text:style-name="T11_191">konkluzji</text:span><text:span text:style-name="T11_192">:<text:s/></text:span><text:span text:style-name="T11_193">Poczwarka</text:span><text:span text:style-name="T11_194"><text:s/></text:span><text:span text:style-name="T11_195">jest</text:span><text:span text:style-name="T11_196"><text:s/></text:span><text:span text:style-name="T11_197">niemal</text:span><text:span text:style-name="T11_198"><text:s/></text:span><text:span text:style-name="T11_199">równie</text:span><text:span text:style-name="T11_200"><text:s/></text:span><text:span text:style-name="T11_201">stara</text:span><text:span text:style-name="T11_202"><text:s/></text:span><text:span text:style-name="T11_203">jak</text:span><text:span text:style-name="T11_204"><text:s/></text:span><text:span text:style-name="T11_205">Królewskie</text:span><text:span text:style-name="T11_206"><text:s/></text:span><text:span text:style-name="T11_207">Siostry</text:span><text:span text:style-name="T11_208"><text:s/></text:span><text:span text:style-name="T11_209">i</text:span><text:span text:style-name="T11_210"><text:s/></text:span><text:span text:style-name="T11_211">prawdopodobnie</text:span><text:span text:style-name="T11_212"><text:s/></text:span><text:span text:style-name="T11_213">miała</text:span><text:span text:style-name="T11_214"><text:s/></text:span><text:span text:style-name="T11_215">w</text:span><text:span text:style-name="T11_216"><text:s/></text:span><text:span text:style-name="T11_217">przeszłości</text:span><text:span text:style-name="T11_218"><text:s/></text:span><text:span text:style-name="T11_219">jakiś</text:span><text:span text:style-name="T11_220"><text:s/></text:span><text:span text:style-name="T11_221">zatarg</text:span><text:span text:style-name="T11_222"><text:s/></text:span><text:span text:style-name="T11_223">z</text:span><text:span text:style-name="T11_224"><text:s/></text:span><text:span text:style-name="T11_225">Panią</text:span><text:span text:style-name="T11_226"><text:s/></text:span><text:span text:style-name="T11_227">Dnia</text:span><text:span text:style-name="T11_228">.<text:s/></text:span><text:span text:style-name="T11_229">Może</text:span><text:span text:style-name="T11_230"><text:s/></text:span><text:span text:style-name="T11_231">jeszcze</text:span><text:span text:style-name="T11_232"><text:s/></text:span><text:span text:style-name="T11_233">za</text:span><text:span text:style-name="T11_234"><text:s/></text:span><text:span text:style-name="T11_235">czasów</text:span><text:span text:style-name="T11_236">,<text:s/></text:span><text:span text:style-name="T11_237">kiedy</text:span><text:span text:style-name="T11_238"><text:s/></text:span><text:span text:style-name="T11_239">nie</text:span><text:span text:style-name="T11_240"><text:s/></text:span><text:span text:style-name="T11_241">była</text:span><text:span text:style-name="T11_242"><text:s/></text:span><text:span text:style-name="T11_243">wampirem</text:span><text:span text:style-name="T11_244"><text:s/></text:span><text:span text:style-name="T11_245">emocjonalnym</text:span><text:span text:style-name="T11_246">?<text:s/></text:span><text:span text:style-name="T11_247">To</text:span><text:span text:style-name="T11_248"><text:s/></text:span><text:span text:style-name="T11_249">by</text:span><text:span text:style-name="T11_250"><text:s/></text:span><text:span text:style-name="T11_251">wyjaśniało</text:span><text:span text:style-name="T11_252">,<text:s/></text:span><text:span text:style-name="T11_253">dlaczego</text:span><text:span text:style-name="T11_254"><text:s/></text:span><text:span text:style-name="T11_255">solarna</text:span><text:span text:style-name="T11_256"><text:s/></text:span><text:span text:style-name="T11_257">władczyni</text:span><text:span text:style-name="T11_258"><text:s/></text:span><text:span text:style-name="T11_259">jej</text:span><text:span text:style-name="T11_260"><text:s/></text:span><text:span text:style-name="T11_261">nie</text:span><text:span text:style-name="T11_262"><text:s/></text:span><text:span text:style-name="T11_263">poznała</text:span><text:span text:style-name="T11_264">.<text:s/></text:span><text:span text:style-name="T11_265">Po</text:span><text:span text:style-name="T11_266"><text:s/></text:span><text:span text:style-name="T11_267">prostu</text:span><text:span text:style-name="T11_268"><text:s/></text:span><text:span text:style-name="T11_269">przy</text:span><text:span text:style-name="T11_270"><text:s/></text:span><text:span text:style-name="T11_271">ich</text:span><text:span text:style-name="T11_272"><text:s/></text:span><text:span text:style-name="T11_273">ostatnim</text:span><text:span text:style-name="T11_274"><text:s/></text:span><text:span text:style-name="T11_275">spotkaniu</text:span><text:span text:style-name="T11_276"><text:s/></text:span><text:span text:style-name="T11_277">nie</text:span><text:span text:style-name="T11_278"><text:s/></text:span><text:span text:style-name="T11_279">było</text:span><text:span text:style-name="T11_280"><text:s/></text:span><text:span text:style-name="T11_281">jeszcze</text:span><text:span text:style-name="T11_282"><text:s/></text:span><text:span text:style-name="T11_283">Chrysalis</text:span><text:span text:style-name="T11_284"><text:s/></text:span><text:span text:style-name="T11_285">jako</text:span><text:span text:style-name="T11_286"><text:s/></text:span><text:span text:style-name="T11_287">takiej</text:span><text:span text:style-name="T11_288">.<text:s/></text:span><text:span text:style-name="T11_289">Pewnie</text:span><text:span text:style-name="T11_290"><text:s/></text:span><text:span text:style-name="T11_291">wyglądała</text:span><text:span text:style-name="T11_292"><text:s/></text:span><text:span text:style-name="T11_293">zupełnie</text:span><text:span text:style-name="T11_294"><text:s/></text:span><text:span text:style-name="T11_295">inaczej</text:span><text:span text:style-name="T11_296">.</text:span></text:p>
      <text:h text:style-name="P12" text:outline-level="10"><text:bookmark-start text:name="h.ewdaaxj8hy2z"/><text:bookmark-end text:name="h.ewdaaxj8hy2z"/><text:span text:style-name="T12_1">Królowa</text:span><text:span text:style-name="T12_2"><text:s/></text:span><text:span text:style-name="T12_3">Podmieńców</text:span></text:h>
      <text:p text:style-name="P13"><text:span text:style-name="T13_1">Jak</text:span><text:span text:style-name="T13_2"><text:s/></text:span><text:span text:style-name="T13_3">się</text:span><text:span text:style-name="T13_4"><text:s/></text:span><text:span text:style-name="T13_5">nią</text:span><text:span text:style-name="T13_6"><text:s/></text:span><text:span text:style-name="T13_7">zostaje</text:span><text:span text:style-name="T13_8">?<text:s/></text:span><text:span text:style-name="T13_9">Większość</text:span><text:span text:style-name="T13_10"><text:s/></text:span><text:span text:style-name="T13_11">fandomu</text:span><text:span text:style-name="T13_12"><text:s/></text:span><text:span text:style-name="T13_13">uważa</text:span><text:span text:style-name="T13_14">,<text:s/></text:span><text:span text:style-name="T13_15">że</text:span><text:span text:style-name="T13_16"><text:s/></text:span><text:span text:style-name="T13_17">mamy</text:span><text:span text:style-name="T13_18"><text:s/></text:span><text:span text:style-name="T13_19">tutaj</text:span><text:span text:style-name="T13_20"><text:s/></text:span><text:span text:style-name="T13_21">sytuację</text:span><text:span text:style-name="T13_22"><text:s/></text:span><text:span text:style-name="T13_23">jak</text:span><text:span text:style-name="T13_24"><text:s/></text:span><text:span text:style-name="T13_25">u</text:span><text:span text:style-name="T13_26"><text:s/></text:span><text:span text:style-name="T13_27">pszczół</text:span><text:span text:style-name="T13_28">,<text:s/></text:span><text:span text:style-name="T13_29">czyli</text:span><text:span text:style-name="T13_30"><text:s/></text:span><text:span text:style-name="T13_31">królową</text:span><text:span text:style-name="T13_32"><text:s/></text:span><text:span text:style-name="T13_33">trzeba</text:span><text:span text:style-name="T13_34"><text:s/></text:span><text:span text:style-name="T13_35">się</text:span><text:span text:style-name="T13_36"><text:s/></text:span><text:span text:style-name="T13_37">po</text:span><text:span text:style-name="T13_38"><text:s/></text:span><text:span text:style-name="T13_39">prostu</text:span><text:span text:style-name="T13_40"><text:s/></text:span><text:span text:style-name="T13_41">urodzić</text:span><text:span text:style-name="T13_42">.<text:s/></text:span><text:span text:style-name="T13_43">Z</text:span><text:span text:style-name="T13_44"><text:s/></text:span><text:span text:style-name="T13_45">jednej</text:span><text:span text:style-name="T13_46"><text:s/></text:span><text:span text:style-name="T13_47">strony</text:span><text:span text:style-name="T13_48"><text:s/></text:span><text:span text:style-name="T13_49">się</text:span><text:span text:style-name="T13_50"><text:s/></text:span><text:span text:style-name="T13_51">zgadzam</text:span><text:span text:style-name="T13_52">,<text:s/></text:span><text:span text:style-name="T13_53">bo</text:span><text:span text:style-name="T13_54"><text:s/></text:span><text:span text:style-name="T13_55">kuce</text:span><text:span text:style-name="T13_56"><text:s/></text:span><text:span text:style-name="T13_57">dzielą</text:span><text:span text:style-name="T13_58"><text:s/></text:span><text:span text:style-name="T13_59">się</text:span><text:span text:style-name="T13_60"><text:s/></text:span><text:span text:style-name="T13_61">na</text:span><text:span text:style-name="T13_62"><text:s/></text:span><text:span text:style-name="T13_63">równe</text:span><text:span text:style-name="T13_64"><text:s/></text:span><text:span text:style-name="T13_65">i</text:span><text:span text:style-name="T13_66"><text:s/></text:span><text:span text:style-name="T13_67">równiejsze</text:span><text:span text:style-name="T13_68">,<text:s/></text:span><text:span text:style-name="T13_69">jednak</text:span><text:span text:style-name="T13_70"><text:s/></text:span><text:span text:style-name="T13_71">piosenka</text:span><text:span text:style-name="T13_72"><text:s/></text:span><text:span text:style-name="T13_73">by</text:span><text:span text:style-name="T13_74"><text:s/></text:span><text:span text:style-name="T13_75">na</text:span><text:span text:style-name="T13_76"><text:s/></text:span><text:span text:style-name="T13_77">to</text:span><text:span text:style-name="T13_78"><text:s/></text:span><text:span text:style-name="T13_79">nie</text:span><text:span text:style-name="T13_80"><text:s/></text:span><text:span text:style-name="T13_81">wskazywała</text:span><text:span text:style-name="T13_82">.<text:s/></text:span><text:span text:style-name="T13_83">Ona</text:span><text:span text:style-name="T13_84"><text:s/></text:span><text:span text:style-name="T13_85">o</text:span><text:span text:style-name="T13_86"><text:s/></text:span><text:span text:style-name="T13_87">tym</text:span><text:span text:style-name="T13_88"><text:s/></text:span><text:span text:style-name="T13_89">marzyła</text:span><text:span text:style-name="T13_90"><text:s/></text:span><text:span text:style-name="T13_91">od</text:span><text:span text:style-name="T13_92"><text:s/></text:span><text:span text:style-name="T13_93">lat</text:span><text:span text:style-name="T13_94">.<text:s/></text:span><text:span text:style-name="T13_95">Osiągnęła</text:span><text:span text:style-name="T13_96"><text:s/></text:span><text:span text:style-name="T13_97">coś</text:span><text:span text:style-name="T13_98"><text:s/></text:span><text:span text:style-name="T13_99">niezwykłego</text:span><text:span text:style-name="T13_100"><text:s/></text:span><text:span text:style-name="T13_101">dla</text:span><text:span text:style-name="T13_102"><text:s/></text:span><text:span text:style-name="T13_103">dziewczyny</text:span><text:span text:style-name="T13_104">…<text:s/></text:span><text:span text:style-name="T13_105">Czyżby</text:span><text:span text:style-name="T13_106"><text:s/></text:span><text:span text:style-name="T13_107">byli</text:span><text:span text:style-name="T13_108"><text:s/></text:span><text:span text:style-name="T13_109">też</text:span><text:span text:style-name="T13_110"><text:s/></text:span><text:span text:style-name="T13_111">władcy</text:span><text:span text:style-name="T13_112"><text:s/></text:span><text:span text:style-name="T13_113">podmieńców</text:span><text:span text:style-name="T13_114">?<text:s/></text:span><text:span text:style-name="T13_115">Całe</text:span><text:span text:style-name="T13_116"><text:s/></text:span><text:span text:style-name="T13_117">społeczeństwo</text:span><text:span text:style-name="T13_118"><text:s/></text:span><text:span text:style-name="T13_119">poddanych</text:span><text:span text:style-name="T13_120"><text:s/></text:span><text:span text:style-name="T13_121">Poczwarki</text:span><text:span text:style-name="T13_122"><text:s/></text:span><text:span text:style-name="T13_123">to</text:span><text:span text:style-name="T13_124"><text:s/></text:span><text:span text:style-name="T13_125">tajemnica</text:span><text:span text:style-name="T13_126">.<text:s/></text:span><text:span text:style-name="T13_127">Jako</text:span><text:span text:style-name="T13_128"><text:s/></text:span><text:span text:style-name="T13_129">biolog</text:span><text:span text:style-name="T13_130"><text:s/></text:span><text:span text:style-name="T13_131">zdecydowanie</text:span><text:span text:style-name="T13_132"><text:s/></text:span><text:span text:style-name="T13_133">nie</text:span><text:span text:style-name="T13_134"><text:s/></text:span><text:span text:style-name="T13_135">zaliczyłabym</text:span><text:span text:style-name="T13_136"><text:s/></text:span><text:span text:style-name="T13_137">ich</text:span><text:span text:style-name="T13_138"><text:s/></text:span><text:span text:style-name="T13_139">do</text:span><text:span text:style-name="T13_140"><text:s/></text:span><text:span text:style-name="T13_141">owadów</text:span><text:span text:style-name="T13_142">.<text:s/></text:span><text:span text:style-name="T13_143">Uznawanie</text:span><text:span text:style-name="T13_144"><text:s/></text:span><text:span text:style-name="T13_145">typowego</text:span><text:span text:style-name="T13_146"><text:s/></text:span><text:span text:style-name="T13_147">podmieńca</text:span><text:span text:style-name="T13_148"><text:s/></text:span><text:span text:style-name="T13_149">za</text:span><text:span text:style-name="T13_150"><text:s/></text:span><text:span text:style-name="T13_151">drona</text:span><text:span text:style-name="T13_152"><text:s/></text:span><text:span text:style-name="T13_153">to</text:span><text:span text:style-name="T13_154"><text:s/></text:span><text:span text:style-name="T13_155">moim</text:span><text:span text:style-name="T13_156"><text:s/></text:span><text:span text:style-name="T13_157">zdaniem</text:span><text:span text:style-name="T13_158"><text:s/></text:span><text:span text:style-name="T13_159">też</text:span><text:span text:style-name="T13_160"><text:s/></text:span><text:span text:style-name="T13_161">gruba</text:span><text:span text:style-name="T13_162"><text:s/></text:span><text:span text:style-name="T13_163">przesada</text:span><text:span text:style-name="T13_164">.<text:s/></text:span><text:span text:style-name="T13_165">Była</text:span><text:span text:style-name="T13_166"><text:s/></text:span><text:span text:style-name="T13_167">walka</text:span><text:span text:style-name="T13_168">,<text:s/></text:span><text:span text:style-name="T13_169">to</text:span><text:span text:style-name="T13_170"><text:s/></text:span><text:span text:style-name="T13_171">co</text:span><text:span text:style-name="T13_172"><text:s/></text:span><text:span text:style-name="T13_173">miały</text:span><text:span text:style-name="T13_174"><text:s/></text:span><text:span text:style-name="T13_175">gadać</text:span><text:span text:style-name="T13_176">.<text:s/></text:span><text:span text:style-name="T13_177">A</text:span><text:span text:style-name="T13_178"><text:s/></text:span><text:span text:style-name="T13_179">osobnik</text:span><text:span text:style-name="T13_180">,<text:s/></text:span><text:span text:style-name="T13_181">który</text:span><text:span text:style-name="T13_182"><text:s/>“</text:span><text:span text:style-name="T13_183">bawił</text:span><text:span text:style-name="T13_184">”<text:s/></text:span><text:span text:style-name="T13_185">się</text:span><text:span text:style-name="T13_186"><text:s/></text:span><text:span text:style-name="T13_187">z</text:span><text:span text:style-name="T13_188"><text:s/></text:span><text:span text:style-name="T13_189">Pinkie</text:span><text:span text:style-name="T13_190"><text:s/></text:span><text:span text:style-name="T13_191">udowadnia</text:span><text:span text:style-name="T13_192">,<text:s/></text:span><text:span text:style-name="T13_193">że</text:span><text:span text:style-name="T13_194"><text:s/></text:span><text:span text:style-name="T13_195">stwory</text:span><text:span text:style-name="T13_196"><text:s/></text:span><text:span text:style-name="T13_197">te</text:span><text:span text:style-name="T13_198"><text:s/></text:span><text:span text:style-name="T13_199">posiadają</text:span><text:span text:style-name="T13_200"><text:s/></text:span><text:span text:style-name="T13_201">indywidualne</text:span><text:span text:style-name="T13_202"><text:s/></text:span><text:span text:style-name="T13_203">osobowości</text:span><text:span text:style-name="T13_204">,<text:s/></text:span><text:span text:style-name="T13_205">a</text:span><text:span text:style-name="T13_206"><text:s/></text:span><text:span text:style-name="T13_207">nie</text:span><text:span text:style-name="T13_208"><text:s/></text:span><text:span text:style-name="T13_209">stanowią</text:span><text:span text:style-name="T13_210"><text:s/></text:span><text:span text:style-name="T13_211">masę</text:span><text:span text:style-name="T13_212">,<text:s/></text:span><text:span text:style-name="T13_213">jak</text:span><text:span text:style-name="T13_214"><text:s/></text:span><text:span text:style-name="T13_215">się</text:span><text:span text:style-name="T13_216"><text:s/></text:span><text:span text:style-name="T13_217">to</text:span><text:span text:style-name="T13_218"><text:s/></text:span><text:span text:style-name="T13_219">powszechnie</text:span><text:span text:style-name="T13_220"><text:s/></text:span><text:span text:style-name="T13_221">uważa</text:span><text:span text:style-name="T13_222">.<text:s/></text:span><text:span text:style-name="T13_223">Nie</text:span><text:span text:style-name="T13_224"><text:s/></text:span><text:span text:style-name="T13_225">dość</text:span><text:span text:style-name="T13_226"><text:s/></text:span><text:span text:style-name="T13_227">że</text:span><text:span text:style-name="T13_228"><text:s/></text:span><text:span text:style-name="T13_229">wykonywał</text:span><text:span text:style-name="T13_230"><text:s/></text:span><text:span text:style-name="T13_231">polecenia</text:span><text:span text:style-name="T13_232"><text:s/></text:span><text:span text:style-name="T13_233">Elementu</text:span><text:span text:style-name="T13_234"><text:s/></text:span><text:span text:style-name="T13_235">Śmiechu</text:span><text:span text:style-name="T13_236">,<text:s/></text:span><text:span text:style-name="T13_237">to</text:span><text:span text:style-name="T13_238"><text:s/></text:span><text:span text:style-name="T13_239">w</text:span><text:span text:style-name="T13_240"><text:s/></text:span><text:span text:style-name="T13_241">dodatku</text:span><text:span text:style-name="T13_242"><text:s/></text:span><text:span text:style-name="T13_243">swoją</text:span><text:span text:style-name="T13_244"><text:s/></text:span><text:span text:style-name="T13_245">mimiką</text:span><text:span text:style-name="T13_246"><text:s/></text:span><text:span text:style-name="T13_247">pokazał</text:span><text:span text:style-name="T13_248"><text:s/></text:span><text:span text:style-name="T13_249">dezaprobatę</text:span><text:span text:style-name="T13_250"><text:s/></text:span><text:span text:style-name="T13_251">dla</text:span><text:span text:style-name="T13_252"><text:s/></text:span><text:span text:style-name="T13_253">jej</text:span><text:span text:style-name="T13_254"><text:s/></text:span><text:span text:style-name="T13_255">zachowania</text:span><text:span text:style-name="T13_256">.<text:s/></text:span><text:span text:style-name="T13_257">Nie</text:span><text:span text:style-name="T13_258"><text:s/></text:span><text:span text:style-name="T13_259">robił</text:span><text:span text:style-name="T13_260"><text:s/></text:span><text:span text:style-name="T13_261">tego</text:span><text:span text:style-name="T13_262"><text:s/></text:span><text:span text:style-name="T13_263">co</text:span><text:span text:style-name="T13_264"><text:s/></text:span><text:span text:style-name="T13_265">reszta</text:span><text:span text:style-name="T13_266"><text:s/></text:span><text:span text:style-name="T13_267">roju</text:span><text:span text:style-name="T13_268">,<text:s/></text:span><text:span text:style-name="T13_269">czyli</text:span><text:span text:style-name="T13_270"><text:s/></text:span><text:span text:style-name="T13_271">nie</text:span><text:span text:style-name="T13_272"><text:s/></text:span><text:span text:style-name="T13_273">atakował</text:span><text:span text:style-name="T13_274">.<text:s/></text:span><text:span text:style-name="T13_275">Ocenianie</text:span><text:span text:style-name="T13_276"><text:s/></text:span><text:span text:style-name="T13_277">tych</text:span><text:span text:style-name="T13_278"><text:s/></text:span><text:span text:style-name="T13_279">stworzeń</text:span><text:span text:style-name="T13_280"><text:s/></text:span><text:span text:style-name="T13_281">po</text:span><text:span text:style-name="T13_282"><text:s/></text:span><text:span text:style-name="T13_283">wyglądzie</text:span><text:span text:style-name="T13_284"><text:s/></text:span><text:span text:style-name="T13_285">jest</text:span><text:span text:style-name="T13_286"><text:s/></text:span><text:span text:style-name="T13_287">więc</text:span><text:span text:style-name="T13_288"><text:s/></text:span><text:span text:style-name="T13_289">zdecydowanie</text:span><text:span text:style-name="T13_290"><text:s/></text:span><text:span text:style-name="T13_291">krzywdzące</text:span><text:span text:style-name="T13_292">.</text:span></text:p>
      <text:h text:style-name="P14" text:outline-level="10"><text:bookmark-start text:name="h.56n4mn1szg6d"/><text:bookmark-end text:name="h.56n4mn1szg6d"/><text:span text:style-name="T14_1">Piękna</text:span><text:span text:style-name="T14_2"><text:s/></text:span><text:span text:style-name="T14_3">czy</text:span><text:span text:style-name="T14_4"><text:s/></text:span><text:span text:style-name="T14_5">bestia</text:span></text:h>
      <text:p text:style-name="P15"><text:span text:style-name="T15_1">Można</text:span><text:span text:style-name="T15_2"><text:s/></text:span><text:span text:style-name="T15_3">o</text:span><text:span text:style-name="T15_4"><text:s/></text:span><text:span text:style-name="T15_5">niej</text:span><text:span text:style-name="T15_6"><text:s/></text:span><text:span text:style-name="T15_7">powiedzieć</text:span><text:span text:style-name="T15_8"><text:s/></text:span><text:span text:style-name="T15_9">wiele</text:span><text:span text:style-name="T15_10">,<text:s/></text:span><text:span text:style-name="T15_11">w</text:span><text:span text:style-name="T15_12"><text:s/></text:span><text:span text:style-name="T15_13">końcu</text:span><text:span text:style-name="T15_14"><text:s/></text:span><text:span text:style-name="T15_15">rzuciła</text:span><text:span text:style-name="T15_16"><text:s/></text:span><text:span text:style-name="T15_17">kontrolę</text:span><text:span text:style-name="T15_18"><text:s/></text:span><text:span text:style-name="T15_19">umysłu</text:span><text:span text:style-name="T15_20"><text:s/></text:span><text:span text:style-name="T15_21">na</text:span><text:span text:style-name="T15_22"><text:s/></text:span><text:span text:style-name="T15_23">Shining</text:span><text:span text:style-name="T15_24"><text:s/></text:span><text:span text:style-name="T15_25">Armora</text:span><text:span text:style-name="T15_26">,<text:s/></text:span><text:span text:style-name="T15_27">uwięziła</text:span><text:span text:style-name="T15_28"><text:s/></text:span><text:span text:style-name="T15_29">Cadance</text:span><text:span text:style-name="T15_30">,<text:s/></text:span><text:span text:style-name="T15_31">usunęła</text:span><text:span text:style-name="T15_32"><text:s/></text:span><text:span text:style-name="T15_33">z</text:span><text:span text:style-name="T15_34"><text:s/></text:span><text:span text:style-name="T15_35">drogi</text:span><text:span text:style-name="T15_36"><text:s/></text:span><text:span text:style-name="T15_37">Twilight</text:span><text:span text:style-name="T15_38">,<text:s/></text:span><text:span text:style-name="T15_39">była</text:span><text:span text:style-name="T15_40"><text:s/></text:span><text:span text:style-name="T15_41">niemiła</text:span><text:span text:style-name="T15_42"><text:s/></text:span><text:span text:style-name="T15_43">dla</text:span><text:span text:style-name="T15_44"><text:s/></text:span><text:span text:style-name="T15_45">tej</text:span><text:span text:style-name="T15_46"><text:s/></text:span><text:span text:style-name="T15_47">bandy</text:span><text:span text:style-name="T15_48"><text:s/></text:span><text:span text:style-name="T15_49">idiotek</text:span><text:span text:style-name="T15_50"><text:s/></text:span><text:span text:style-name="T15_51">zwanych</text:span><text:span text:style-name="T15_52"><text:s/></text:span><text:span text:style-name="T15_53">Mane</text:span><text:span text:style-name="T15_54"><text:s/>6.<text:s/></text:span><text:span text:style-name="T15_55">Tylko</text:span><text:span text:style-name="T15_56"><text:s/></text:span><text:span text:style-name="T15_57">za</text:span><text:span text:style-name="T15_58"><text:s/></text:span><text:span text:style-name="T15_59">to</text:span><text:span text:style-name="T15_60"><text:s/></text:span><text:span text:style-name="T15_61">wielu</text:span><text:span text:style-name="T15_62"><text:s/></text:span><text:span text:style-name="T15_63">bronies</text:span><text:span text:style-name="T15_64"><text:s/></text:span><text:span text:style-name="T15_65">uważa</text:span><text:span text:style-name="T15_66"><text:s/></text:span><text:span text:style-name="T15_67">ją</text:span><text:span text:style-name="T15_68"><text:s/></text:span><text:span text:style-name="T15_69">za</text:span><text:span text:style-name="T15_70"><text:s/></text:span><text:span text:style-name="T15_71">złą</text:span><text:span text:style-name="T15_72">.<text:s/></text:span><text:span text:style-name="T15_73">Jednak</text:span><text:span text:style-name="T15_74"><text:s/></text:span><text:span text:style-name="T15_75">czy</text:span><text:span text:style-name="T15_76"><text:s/></text:span><text:span text:style-name="T15_77">aby</text:span><text:span text:style-name="T15_78"><text:s/></text:span><text:span text:style-name="T15_79">na</text:span><text:span text:style-name="T15_80"><text:s/></text:span><text:span text:style-name="T15_81">pewno</text:span><text:span text:style-name="T15_82">?<text:s/></text:span><text:span text:style-name="T15_83">Zrobiła</text:span><text:span text:style-name="T15_84"><text:s/></text:span><text:span text:style-name="T15_85">to</text:span><text:span text:style-name="T15_86">,<text:s/></text:span><text:span text:style-name="T15_87">by</text:span><text:span text:style-name="T15_88"><text:s/></text:span><text:span text:style-name="T15_89">nakarmić</text:span><text:span text:style-name="T15_90"><text:s/></text:span><text:span text:style-name="T15_91">swoich</text:span><text:span text:style-name="T15_92"><text:s/></text:span><text:span text:style-name="T15_93">poddanych</text:span><text:span text:style-name="T15_94">,<text:s/></text:span><text:span text:style-name="T15_95">więc</text:span><text:span text:style-name="T15_96"><text:s/></text:span><text:span text:style-name="T15_97">z</text:span><text:span text:style-name="T15_98"><text:s/></text:span><text:span text:style-name="T15_99">perspektywy</text:span><text:span text:style-name="T15_100"><text:s/></text:span><text:span text:style-name="T15_101">podmieńców</text:span><text:span text:style-name="T15_102"><text:s/></text:span><text:span text:style-name="T15_103">jest</text:span><text:span text:style-name="T15_104"><text:s/></text:span><text:span text:style-name="T15_105">dobrą</text:span><text:span text:style-name="T15_106"><text:s/></text:span><text:span text:style-name="T15_107">królową</text:span><text:span text:style-name="T15_108">.<text:s/></text:span><text:span text:style-name="T15_109">A</text:span><text:span text:style-name="T15_110"><text:s/></text:span><text:span text:style-name="T15_111">to</text:span><text:span text:style-name="T15_112">,<text:s/></text:span><text:span text:style-name="T15_113">że</text:span><text:span text:style-name="T15_114"><text:s/></text:span><text:span text:style-name="T15_115">przy</text:span><text:span text:style-name="T15_116"><text:s/></text:span><text:span text:style-name="T15_117">okazji</text:span><text:span text:style-name="T15_118"><text:s/></text:span><text:span text:style-name="T15_119">karmiła</text:span><text:span text:style-name="T15_120"><text:s/></text:span><text:span text:style-name="T15_121">swoje</text:span><text:span text:style-name="T15_122"><text:s/></text:span><text:span text:style-name="T15_123">ambicje</text:span><text:span text:style-name="T15_124">…<text:s/></text:span><text:span text:style-name="T15_125">Ponoć</text:span><text:span text:style-name="T15_126"><text:s/></text:span><text:span text:style-name="T15_127">bycie</text:span><text:span text:style-name="T15_128"><text:s/></text:span><text:span text:style-name="T15_129">ambitnym</text:span><text:span text:style-name="T15_130"><text:s/></text:span><text:span text:style-name="T15_131">to</text:span><text:span text:style-name="T15_132"><text:s/></text:span><text:span text:style-name="T15_133">dobra</text:span><text:span text:style-name="T15_134"><text:s/></text:span><text:span text:style-name="T15_135">cecha</text:span><text:span text:style-name="T15_136">,<text:s/></text:span><text:span text:style-name="T15_137">prawda</text:span><text:span text:style-name="T15_138">?</text:span></text:p>
      <text:p text:style-name="P16"><text:span text:style-name="T16_1"><text:a xlink:type="simple" xlink:href="http://bluespaceling.deviantart.com/art/Let-Me-Taste-Your-Love-590744706?q=favby%3ACahandariella%2F61164104&amp;qo=8"><text:span text:style-name="T16_2">http</text:span></text:a></text:span><text:span text:style-name="T16_3"><text:a xlink:type="simple" xlink:href="http://bluespaceling.deviantart.com/art/Let-Me-Taste-Your-Love-590744706?q=favby%3ACahandariella%2F61164104&amp;qo=8"><text:span text:style-name="T16_4">://</text:span></text:a></text:span><text:span text:style-name="T16_5"><text:a xlink:type="simple" xlink:href="http://bluespaceling.deviantart.com/art/Let-Me-Taste-Your-Love-590744706?q=favby%3ACahandariella%2F61164104&amp;qo=8"><text:span text:style-name="T16_6">bluespaceling</text:span></text:a></text:span><text:span text:style-name="T16_7"><text:a xlink:type="simple" xlink:href="http://bluespaceling.deviantart.com/art/Let-Me-Taste-Your-Love-590744706?q=favby%3ACahandariella%2F61164104&amp;qo=8"><text:span text:style-name="T16_8">.</text:span></text:a></text:span><text:span text:style-name="T16_9"><text:a xlink:type="simple" xlink:href="http://bluespaceling.deviantart.com/art/Let-Me-Taste-Your-Love-590744706?q=favby%3ACahandariella%2F61164104&amp;qo=8"><text:span text:style-name="T16_10">deviantart</text:span></text:a></text:span><text:span text:style-name="T16_11"><text:a xlink:type="simple" xlink:href="http://bluespaceling.deviantart.com/art/Let-Me-Taste-Your-Love-590744706?q=favby%3ACahandariella%2F61164104&amp;qo=8"><text:span text:style-name="T16_12">.</text:span></text:a></text:span><text:span text:style-name="T16_13"><text:a xlink:type="simple" xlink:href="http://bluespaceling.deviantart.com/art/Let-Me-Taste-Your-Love-590744706?q=favby%3ACahandariella%2F61164104&amp;qo=8"><text:span text:style-name="T16_14">com</text:span></text:a></text:span><text:span text:style-name="T16_15"><text:a xlink:type="simple" xlink:href="http://bluespaceling.deviantart.com/art/Let-Me-Taste-Your-Love-590744706?q=favby%3ACahandariella%2F61164104&amp;qo=8"><text:span text:style-name="T16_16">/</text:span></text:a></text:span><text:span text:style-name="T16_17"><text:a xlink:type="simple" xlink:href="http://bluespaceling.deviantart.com/art/Let-Me-Taste-Your-Love-590744706?q=favby%3ACahandariella%2F61164104&amp;qo=8"><text:span text:style-name="T16_18">art</text:span></text:a></text:span><text:span text:style-name="T16_19"><text:a xlink:type="simple" xlink:href="http://bluespaceling.deviantart.com/art/Let-Me-Taste-Your-Love-590744706?q=favby%3ACahandariella%2F61164104&amp;qo=8"><text:span text:style-name="T16_20">/</text:span></text:a></text:span><text:span text:style-name="T16_21"><text:a xlink:type="simple" xlink:href="http://bluespaceling.deviantart.com/art/Let-Me-Taste-Your-Love-590744706?q=favby%3ACahandariella%2F61164104&amp;qo=8"><text:span text:style-name="T16_22">Let</text:span></text:a></text:span><text:span text:style-name="T16_23"><text:a xlink:type="simple" xlink:href="http://bluespaceling.deviantart.com/art/Let-Me-Taste-Your-Love-590744706?q=favby%3ACahandariella%2F61164104&amp;qo=8"><text:span text:style-name="T16_24">-</text:span></text:a></text:span><text:span text:style-name="T16_25"><text:a xlink:type="simple" xlink:href="http://bluespaceling.deviantart.com/art/Let-Me-Taste-Your-Love-590744706?q=favby%3ACahandariella%2F61164104&amp;qo=8"><text:span text:style-name="T16_26">Me</text:span></text:a></text:span><text:span text:style-name="T16_27"><text:a xlink:type="simple" xlink:href="http://bluespaceling.deviantart.com/art/Let-Me-Taste-Your-Love-590744706?q=favby%3ACahandariella%2F61164104&amp;qo=8"><text:span text:style-name="T16_28">-</text:span></text:a></text:span><text:span text:style-name="T16_29"><text:a xlink:type="simple" xlink:href="http://bluespaceling.deviantart.com/art/Let-Me-Taste-Your-Love-590744706?q=favby%3ACahandariella%2F61164104&amp;qo=8"><text:span text:style-name="T16_30">Taste</text:span></text:a></text:span><text:span text:style-name="T16_31"><text:a xlink:type="simple" xlink:href="http://bluespaceling.deviantart.com/art/Let-Me-Taste-Your-Love-590744706?q=favby%3ACahandariella%2F61164104&amp;qo=8"><text:span text:style-name="T16_32">-</text:span></text:a></text:span><text:span text:style-name="T16_33"><text:a xlink:type="simple" xlink:href="http://bluespaceling.deviantart.com/art/Let-Me-Taste-Your-Love-590744706?q=favby%3ACahandariella%2F61164104&amp;qo=8"><text:span text:style-name="T16_34">Your</text:span></text:a></text:span><text:span text:style-name="T16_35"><text:a xlink:type="simple" xlink:href="http://bluespaceling.deviantart.com/art/Let-Me-Taste-Your-Love-590744706?q=favby%3ACahandariella%2F61164104&amp;qo=8"><text:span text:style-name="T16_36">-</text:span></text:a></text:span><text:span text:style-name="T16_37"><text:a xlink:type="simple" xlink:href="http://bluespaceling.deviantart.com/art/Let-Me-Taste-Your-Love-590744706?q=favby%3ACahandariella%2F61164104&amp;qo=8"><text:span text:style-name="T16_38">Love</text:span></text:a></text:span><text:span text:style-name="T16_39"><text:a xlink:type="simple" xlink:href="http://bluespaceling.deviantart.com/art/Let-Me-Taste-Your-Love-590744706?q=favby%3ACahandariella%2F61164104&amp;qo=8"><text:span text:style-name="T16_40">-590744706?</text:span></text:a></text:span><text:span text:style-name="T16_41"><text:a xlink:type="simple" xlink:href="http://bluespaceling.deviantart.com/art/Let-Me-Taste-Your-Love-590744706?q=favby%3ACahandariella%2F61164104&amp;qo=8"><text:span text:style-name="T16_42">q</text:span></text:a></text:span><text:span text:style-name="T16_43"><text:a xlink:type="simple" xlink:href="http://bluespaceling.deviantart.com/art/Let-Me-Taste-Your-Love-590744706?q=favby%3ACahandariella%2F61164104&amp;qo=8"><text:span text:style-name="T16_44">=</text:span></text:a></text:span><text:span text:style-name="T16_45"><text:a xlink:type="simple" xlink:href="http://bluespaceling.deviantart.com/art/Let-Me-Taste-Your-Love-590744706?q=favby%3ACahandariella%2F61164104&amp;qo=8"><text:span text:style-name="T16_46">favby</text:span></text:a></text:span><text:span text:style-name="T16_47"><text:a xlink:type="simple" xlink:href="http://bluespaceling.deviantart.com/art/Let-Me-Taste-Your-Love-590744706?q=favby%3ACahandariella%2F61164104&amp;qo=8"><text:span text:style-name="T16_48">%3</text:span></text:a></text:span><text:span text:style-name="T16_49"><text:a xlink:type="simple" xlink:href="http://bluespaceling.deviantart.com/art/Let-Me-Taste-Your-Love-590744706?q=favby%3ACahandariella%2F61164104&amp;qo=8"><text:span text:style-name="T16_50">ACahandariella</text:span></text:a></text:span><text:span text:style-name="T16_51"><text:a xlink:type="simple" xlink:href="http://bluespaceling.deviantart.com/art/Let-Me-Taste-Your-Love-590744706?q=favby%3ACahandariella%2F61164104&amp;qo=8"><text:span text:style-name="T16_52">%2</text:span></text:a></text:span><text:span text:style-name="T16_53"><text:a xlink:type="simple" xlink:href="http://bluespaceling.deviantart.com/art/Let-Me-Taste-Your-Love-590744706?q=favby%3ACahandariella%2F61164104&amp;qo=8"><text:span text:style-name="T16_54">F</text:span></text:a></text:span><text:span text:style-name="T16_55"><text:a xlink:type="simple" xlink:href="http://bluespaceling.deviantart.com/art/Let-Me-Taste-Your-Love-590744706?q=favby%3ACahandariella%2F61164104&amp;qo=8"><text:span text:style-name="T16_56">61164104&amp;</text:span></text:a></text:span><text:span text:style-name="T16_57"><text:a xlink:type="simple" xlink:href="http://bluespaceling.deviantart.com/art/Let-Me-Taste-Your-Love-590744706?q=favby%3ACahandariella%2F61164104&amp;qo=8"><text:span text:style-name="T16_58">qo</text:span></text:a></text:span><text:span text:style-name="T16_59"><text:a xlink:type="simple" xlink:href="http://bluespaceling.deviantart.com/art/Let-Me-Taste-Your-Love-590744706?q=favby%3ACahandariella%2F61164104&amp;qo=8"><text:span text:style-name="T16_60">=8</text:span></text:a></text:span></text:p>
      <text:p text:style-name="P17"><text:span text:style-name="T17_1"><text:a xlink:type="simple" xlink:href="http://cahandariella.deviantart.com/art/Lovebug-595715866"><text:span text:style-name="T17_2">http</text:span></text:a></text:span><text:span text:style-name="T17_3"><text:a xlink:type="simple" xlink:href="http://cahandariella.deviantart.com/art/Lovebug-595715866"><text:span text:style-name="T17_4">://</text:span></text:a></text:span><text:span text:style-name="T17_5"><text:a xlink:type="simple" xlink:href="http://cahandariella.deviantart.com/art/Lovebug-595715866"><text:span text:style-name="T17_6">cahandariella</text:span></text:a></text:span><text:span text:style-name="T17_7"><text:a xlink:type="simple" xlink:href="http://cahandariella.deviantart.com/art/Lovebug-595715866"><text:span text:style-name="T17_8">.</text:span></text:a></text:span><text:span text:style-name="T17_9"><text:a xlink:type="simple" xlink:href="http://cahandariella.deviantart.com/art/Lovebug-595715866"><text:span text:style-name="T17_10">deviantart</text:span></text:a></text:span><text:span text:style-name="T17_11"><text:a xlink:type="simple" xlink:href="http://cahandariella.deviantart.com/art/Lovebug-595715866"><text:span text:style-name="T17_12">.</text:span></text:a></text:span><text:span text:style-name="T17_13"><text:a xlink:type="simple" xlink:href="http://cahandariella.deviantart.com/art/Lovebug-595715866"><text:span text:style-name="T17_14">com</text:span></text:a></text:span><text:span text:style-name="T17_15"><text:a xlink:type="simple" xlink:href="http://cahandariella.deviantart.com/art/Lovebug-595715866"><text:span text:style-name="T17_16">/</text:span></text:a></text:span><text:span text:style-name="T17_17"><text:a xlink:type="simple" xlink:href="http://cahandariella.deviantart.com/art/Lovebug-595715866"><text:span text:style-name="T17_18">art</text:span></text:a></text:span><text:span text:style-name="T17_19"><text:a xlink:type="simple" xlink:href="http://cahandariella.deviantart.com/art/Lovebug-595715866"><text:span text:style-name="T17_20">/</text:span></text:a></text:span><text:span text:style-name="T17_21"><text:a xlink:type="simple" xlink:href="http://cahandariella.deviantart.com/art/Lovebug-595715866"><text:span text:style-name="T17_22">Lovebug</text:span></text:a></text:span><text:span text:style-name="T17_23"><text:a xlink:type="simple" xlink:href="http://cahandariella.deviantart.com/art/Lovebug-595715866"><text:span text:style-name="T17_24">-595715866</text:span></text:a></text:span></text:p>
      <text:p text:style-name="P18"><text:span text:style-name="T18_1"><text:a xlink:type="simple" xlink:href="http://cahandariella.deviantart.com/art/Mighty-Future-Queen-596432878"><text:span text:style-name="T18_2">http</text:span></text:a></text:span><text:span text:style-name="T18_3"><text:a xlink:type="simple" xlink:href="http://cahandariella.deviantart.com/art/Mighty-Future-Queen-596432878"><text:span text:style-name="T18_4">://</text:span></text:a></text:span><text:span text:style-name="T18_5"><text:a xlink:type="simple" xlink:href="http://cahandariella.deviantart.com/art/Mighty-Future-Queen-596432878"><text:span text:style-name="T18_6">cahandariella</text:span></text:a></text:span><text:span text:style-name="T18_7"><text:a xlink:type="simple" xlink:href="http://cahandariella.deviantart.com/art/Mighty-Future-Queen-596432878"><text:span text:style-name="T18_8">.</text:span></text:a></text:span><text:span text:style-name="T18_9"><text:a xlink:type="simple" xlink:href="http://cahandariella.deviantart.com/art/Mighty-Future-Queen-596432878"><text:span text:style-name="T18_10">deviantart</text:span></text:a></text:span><text:span text:style-name="T18_11"><text:a xlink:type="simple" xlink:href="http://cahandariella.deviantart.com/art/Mighty-Future-Queen-596432878"><text:span text:style-name="T18_12">.</text:span></text:a></text:span><text:span text:style-name="T18_13"><text:a xlink:type="simple" xlink:href="http://cahandariella.deviantart.com/art/Mighty-Future-Queen-596432878"><text:span text:style-name="T18_14">com</text:span></text:a></text:span><text:span text:style-name="T18_15"><text:a xlink:type="simple" xlink:href="http://cahandariella.deviantart.com/art/Mighty-Future-Queen-596432878"><text:span text:style-name="T18_16">/</text:span></text:a></text:span><text:span text:style-name="T18_17"><text:a xlink:type="simple" xlink:href="http://cahandariella.deviantart.com/art/Mighty-Future-Queen-596432878"><text:span text:style-name="T18_18">art</text:span></text:a></text:span><text:span text:style-name="T18_19"><text:a xlink:type="simple" xlink:href="http://cahandariella.deviantart.com/art/Mighty-Future-Queen-596432878"><text:span text:style-name="T18_20">/</text:span></text:a></text:span><text:span text:style-name="T18_21"><text:a xlink:type="simple" xlink:href="http://cahandariella.deviantart.com/art/Mighty-Future-Queen-596432878"><text:span text:style-name="T18_22">Mighty</text:span></text:a></text:span><text:span text:style-name="T18_23"><text:a xlink:type="simple" xlink:href="http://cahandariella.deviantart.com/art/Mighty-Future-Queen-596432878"><text:span text:style-name="T18_24">-</text:span></text:a></text:span><text:span text:style-name="T18_25"><text:a xlink:type="simple" xlink:href="http://cahandariella.deviantart.com/art/Mighty-Future-Queen-596432878"><text:span text:style-name="T18_26">Future</text:span></text:a></text:span><text:span text:style-name="T18_27"><text:a xlink:type="simple" xlink:href="http://cahandariella.deviantart.com/art/Mighty-Future-Queen-596432878"><text:span text:style-name="T18_28">-</text:span></text:a></text:span><text:span text:style-name="T18_29"><text:a xlink:type="simple" xlink:href="http://cahandariella.deviantart.com/art/Mighty-Future-Queen-596432878"><text:span text:style-name="T18_30">Queen</text:span></text:a></text:span><text:span text:style-name="T18_31"><text:a xlink:type="simple" xlink:href="http://cahandariella.deviantart.com/art/Mighty-Future-Queen-596432878"><text:span text:style-name="T18_32">-596432878</text:span></text:a></text:span></text:p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